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style:style>
    <style:style style:name="P2" style:family="paragraph" style:parent-style-name="Standard">
      <style:text-properties style:font-name="Envy Code R VS" fo:font-size="10pt" style:font-size-asian="10pt" style:font-size-complex="10pt"/>
    </style:style>
    <style:style style:name="P3" style:family="paragraph" style:parent-style-name="Standard">
      <style:text-properties style:font-name="Envy Code R VS" fo:font-size="12pt" style:font-size-asian="12pt" style:font-size-complex="12pt"/>
    </style:style>
    <style:style style:name="P4" style:family="paragraph" style:parent-style-name="Standard">
      <style:paragraph-properties fo:background-color="#000000">
        <style:background-image/>
      </style:paragraph-properties>
      <style:text-properties fo:color="#8ac6f2" style:font-name="Consolas" fo:font-size="9.5pt" style:font-name-asian="Consolas" style:font-size-asian="9.5pt" style:font-name-complex="Consolas" style:font-size-complex="9.5pt"/>
    </style:style>
    <style:style style:name="P5" style:family="paragraph" style:parent-style-name="Standard">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6" style:family="paragraph" style:parent-style-name="Standard">
      <style:paragraph-properties fo:background-color="#000000">
        <style:background-image/>
      </style:paragraph-properties>
      <style:text-properties fo:color="#8ac6f2" style:font-name="Consolas" fo:font-size="10pt" style:font-name-asian="Consolas" style:font-size-asian="10pt" style:font-name-complex="Consolas" style:font-size-complex="10pt"/>
    </style:style>
    <style:style style:name="P7" style:family="paragraph" style:parent-style-name="Standard">
      <style:paragraph-properties fo:background-color="#000000">
        <style:background-image/>
      </style:paragraph-properties>
      <style:text-properties style:font-name="Envy Code R VS" fo:font-size="10pt" style:font-size-asian="10pt" style:font-size-complex="10pt"/>
    </style:style>
    <style:style style:name="P8" style:family="paragraph" style:parent-style-name="Standard">
      <style:paragraph-properties fo:background-color="#000000" style:text-autospace="none">
        <style:background-image/>
      </style:paragraph-properties>
      <style:text-properties style:font-name="Envy Code R VS" fo:font-size="10pt" style:font-size-asian="10pt" style:font-size-complex="10pt"/>
    </style:style>
    <style:style style:name="P9" style:family="paragraph" style:parent-style-name="Standard">
      <style:paragraph-properties fo:background-color="#000000">
        <style:background-image/>
      </style:paragraph-properties>
      <style:text-properties fo:color="#e8f3f6" style:font-name="Consolas" fo:font-size="10pt" style:font-name-asian="Consolas" style:font-size-asian="10pt" style:font-name-complex="Consolas" style:font-size-complex="10pt"/>
    </style:style>
    <style:style style:name="P10"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11" style:family="paragraph" style:parent-style-name="Standard">
      <style:paragraph-properties fo:background-color="#000000" style:text-autospace="none">
        <style:background-image/>
      </style:paragraph-properties>
      <style:text-properties fo:color="#e8f3f6" style:font-name="Consolas" fo:font-size="10pt" fo:font-style="italic" style:font-name-asian="Consolas" style:font-size-asian="10pt" style:font-style-asian="italic" style:font-name-complex="Consolas" style:font-size-complex="10pt" style:font-style-complex="italic"/>
    </style:style>
    <style:style style:name="P12" style:family="paragraph" style:parent-style-name="Standard">
      <style:paragraph-properties fo:background-color="#000000" style:text-autospace="none">
        <style:background-image/>
      </style:paragraph-properties>
      <style:text-properties fo:color="#e8f3f6" style:font-name="Consolas" fo:font-size="10pt" fo:font-style="italic" fo:font-weight="normal" style:font-name-asian="Consolas" style:font-size-asian="10pt" style:font-style-asian="italic" style:font-weight-asian="normal" style:font-name-complex="Consolas" style:font-size-complex="10pt" style:font-style-complex="italic" style:font-weight-complex="normal"/>
    </style:style>
    <style:style style:name="P13" style:family="paragraph" style:parent-style-name="Standard">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14" style:family="paragraph" style:parent-style-name="Standard">
      <style:paragraph-properties fo:background-color="#000000" style:text-autospace="none">
        <style:background-image/>
      </style:paragraph-properties>
      <style:text-properties fo:color="#e8f3f6" style:font-name="Envy Code R VS" fo:font-size="10pt" style:font-name-asian="Consolas" style:font-size-asian="10pt" style:font-name-complex="Consolas" style:font-size-complex="10pt"/>
    </style:style>
    <style:style style:name="P15" style:family="paragraph" style:parent-style-name="Standard">
      <style:paragraph-properties fo:background-color="#000000">
        <style:background-image/>
      </style:paragraph-properties>
      <style:text-properties fo:font-size="10pt" style:font-size-asian="10pt" style:font-size-complex="10pt"/>
    </style:style>
    <style:style style:name="P16" style:family="paragraph" style:parent-style-name="Standard">
      <style:paragraph-properties fo:background-color="#000000" style:text-autospace="none">
        <style:background-image/>
      </style:paragraph-properties>
      <style:text-properties fo:font-size="10pt" style:font-size-asian="10pt" style:font-size-complex="10pt"/>
    </style:style>
    <style:style style:name="P17" style:family="paragraph" style:parent-style-name="Standard">
      <style:paragraph-properties fo:background-color="#000000" style:text-autospace="none">
        <style:background-image/>
      </style:paragraph-properties>
      <style:text-properties fo:font-size="10pt" fo:font-style="italic" style:font-size-asian="10pt" style:font-style-asian="italic" style:font-size-complex="10pt" style:font-style-complex="italic"/>
    </style:style>
    <style:style style:name="P18" style:family="paragraph" style:parent-style-name="Standard">
      <style:paragraph-properties fo:background-color="#000000" style:text-autospace="none">
        <style:background-image/>
      </style:paragraph-properties>
      <style:text-properties style:font-name="Consolas" fo:font-size="10pt" style:font-size-asian="10pt" style:font-size-complex="10pt"/>
    </style:style>
    <style:style style:name="P19" style:family="paragraph" style:parent-style-name="Standard">
      <style:paragraph-properties fo:background-color="#000000">
        <style:background-image/>
      </style:paragraph-properties>
      <style:text-properties fo:color="#e5786d" style:font-name="Consolas" fo:font-size="10pt" style:font-name-asian="Consolas" style:font-size-asian="10pt" style:font-name-complex="Consolas" style:font-size-complex="10pt"/>
    </style:style>
    <style:style style:name="P20" style:family="paragraph" style:parent-style-name="Standard">
      <style:text-properties style:font-name="Envy Code R VS" fo:font-size="10pt" style:font-size-asian="10pt" style:font-size-complex="10pt"/>
    </style:style>
    <style:style style:name="P21" style:family="paragraph" style:parent-style-name="Standard" style:list-style-name="L1">
      <style:text-properties style:font-name="Envy Code R VS" fo:font-size="10pt" style:font-size-asian="10pt" style:font-size-complex="10pt"/>
    </style:style>
    <style:style style:name="P22" style:family="paragraph" style:parent-style-name="Standard" style:list-style-name="L3">
      <style:text-properties style:font-name="Envy Code R VS" fo:font-size="10pt" style:font-size-asian="10pt" style:font-size-complex="10pt"/>
    </style:style>
    <style:style style:name="P23" style:family="paragraph" style:parent-style-name="Standard" style:list-style-name="L4">
      <style:text-properties style:font-name="Envy Code R VS" fo:font-size="10pt" style:font-size-asian="10pt" style:font-size-complex="10pt"/>
    </style:style>
    <style:style style:name="P24" style:family="paragraph" style:parent-style-name="Standard" style:list-style-name="L5">
      <style:text-properties style:font-name="Envy Code R VS" fo:font-size="10pt" style:font-size-asian="10pt" style:font-size-complex="10pt"/>
    </style:style>
    <style:style style:name="P25" style:family="paragraph" style:parent-style-name="Standard" style:list-style-name="L6">
      <style:text-properties style:font-name="Envy Code R VS" fo:font-size="10pt" style:font-size-asian="10pt" style:font-size-complex="10pt"/>
    </style:style>
    <style:style style:name="P26" style:family="paragraph" style:parent-style-name="Standard" style:list-style-name="L7">
      <style:text-properties style:font-name="Envy Code R VS" fo:font-size="10pt" style:font-size-asian="10pt" style:font-size-complex="10pt"/>
    </style:style>
    <style:style style:name="P27" style:family="paragraph" style:parent-style-name="Standard" style:list-style-name="L2"/>
    <style:style style:name="P28" style:family="paragraph" style:parent-style-name="Standard">
      <style:paragraph-properties fo:background-color="#000000">
        <style:background-image/>
      </style:paragraph-properties>
      <style:text-properties fo:color="#8ac6f2" style:font-name="Consolas" fo:font-size="10pt" style:font-name-asian="Consolas" style:font-size-asian="10pt" style:font-name-complex="Consolas" style:font-size-complex="10pt"/>
    </style:style>
    <style:style style:name="P29" style:family="paragraph" style:parent-style-name="Standard">
      <style:paragraph-properties fo:background-color="#000000">
        <style:background-image/>
      </style:paragraph-properties>
      <style:text-properties fo:color="#e5786d" style:font-name="Consolas" fo:font-size="10pt" style:font-name-asian="Consolas" style:font-size-asian="10pt" style:font-name-complex="Consolas" style:font-size-complex="10pt"/>
    </style:style>
    <style:style style:name="P30" style:family="paragraph" style:parent-style-name="Standard">
      <style:paragraph-properties fo:background-color="#000000" style:text-autospace="none">
        <style:background-image/>
      </style:paragraph-properties>
      <style:text-properties fo:color="#e5786d" style:font-name="Consolas" fo:font-size="10pt" style:font-name-asian="Consolas" style:font-size-asian="10pt" style:font-name-complex="Consolas" style:font-size-complex="10pt"/>
    </style:style>
    <style:style style:name="P31" style:family="paragraph" style:parent-style-name="Standard">
      <style:paragraph-properties fo:background-color="#000000">
        <style:background-image/>
      </style:paragraph-properties>
      <style:text-properties fo:color="#e8f3f6" style:font-name="Consolas" fo:font-size="10pt" style:font-name-asian="Consolas" style:font-size-asian="10pt" style:font-name-complex="Consolas" style:font-size-complex="10pt"/>
    </style:style>
    <style:style style:name="P32"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33" style:family="paragraph" style:parent-style-name="Standard" style:list-style-name="">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34" style:family="paragraph" style:parent-style-name="Standard">
      <style:paragraph-properties fo:background-color="#000000">
        <style:background-image/>
      </style:paragraph-properties>
      <style:text-properties style:font-name="Envy Code R VS" fo:font-size="10pt" style:font-size-asian="10pt" style:font-size-complex="10pt"/>
    </style:style>
    <style:style style:name="P35" style:family="paragraph" style:parent-style-name="Standard" style:list-style-name="">
      <style:paragraph-properties fo:background-color="#000000" style:text-autospace="none">
        <style:background-image/>
      </style:paragraph-properties>
      <style:text-properties fo:font-size="10pt" style:font-size-asian="10pt" style:font-size-complex="10pt"/>
    </style:style>
    <style:style style:name="T1" style:family="text">
      <style:text-properties style:text-underline-style="solid" style:text-underline-width="auto" style:text-underline-color="font-color"/>
    </style:style>
    <style:style style:name="T2" style:family="text">
      <style:text-properties style:font-name="Envy Code R VS" fo:font-size="10pt" style:font-size-asian="10pt" style:font-size-complex="10pt"/>
    </style:style>
    <style:style style:name="T3" style:family="text">
      <style:text-properties fo:color="#8ac6f2" style:font-name="Consolas"/>
    </style:style>
    <style:style style:name="T4" style:family="text">
      <style:text-properties fo:color="#8ac6f2" style:font-name="Consolas" fo:font-size="11pt" style:font-name-asian="Consolas" style:font-size-asian="11pt" style:font-name-complex="Consolas" style:font-size-complex="11pt"/>
    </style:style>
    <style:style style:name="T5" style:family="text">
      <style:text-properties fo:color="#8ac6f2" style:font-name="Consolas" style:font-name-asian="Consolas" style:font-name-complex="Consolas"/>
    </style:style>
    <style:style style:name="T6" style:family="text">
      <style:text-properties fo:color="#8ac6f2" style:font-name="Consolas" fo:font-style="italic" style:font-name-asian="Consolas" style:font-style-asian="italic" style:font-name-complex="Consolas" style:font-style-complex="italic"/>
    </style:style>
    <style:style style:name="T7" style:family="text">
      <style:text-properties fo:color="#e8f3f6" style:font-name="Consolas" fo:font-size="11pt" style:font-name-asian="Consolas" style:font-size-asian="11pt" style:font-name-complex="Consolas" style:font-size-complex="11pt"/>
    </style:style>
    <style:style style:name="T8" style:family="text">
      <style:text-properties fo:color="#e8f3f6" style:font-name="Consolas" style:font-name-asian="Consolas" style:font-name-complex="Consolas"/>
    </style:style>
    <style:style style:name="T9" style:family="text">
      <style:text-properties fo:color="#e8f3f6" style:font-name="Consolas" fo:font-style="italic" style:font-name-asian="Consolas" style:font-style-asian="italic" style:font-name-complex="Consolas" style:font-style-complex="italic"/>
    </style:style>
    <style:style style:name="T10" style:family="text">
      <style:text-properties fo:color="#e8f3f6" style:font-name="Consolas" fo:font-weight="normal" style:font-name-asian="Consolas" style:font-weight-asian="normal" style:font-name-complex="Consolas" style:font-weight-complex="normal"/>
    </style:style>
    <style:style style:name="T11" style:family="text">
      <style:text-properties fo:color="#e5786d" style:font-name="Consolas"/>
    </style:style>
    <style:style style:name="T12" style:family="text">
      <style:text-properties fo:color="#e5786d" style:font-name="Consolas" fo:font-size="11pt" style:font-name-asian="Consolas" style:font-size-asian="11pt" style:font-name-complex="Consolas" style:font-size-complex="11pt"/>
    </style:style>
    <style:style style:name="T13" style:family="text">
      <style:text-properties fo:color="#e5786d" style:font-name="Consolas" style:font-name-asian="Consolas" style:font-name-complex="Consolas"/>
    </style:style>
    <style:style style:name="T14" style:family="text">
      <style:text-properties fo:color="#e5786d" style:font-name="Consolas" fo:font-style="italic" style:font-name-asian="Consolas" style:font-style-asian="italic" style:font-name-complex="Consolas" style:font-style-complex="italic"/>
    </style:style>
    <style:style style:name="T15" style:family="text">
      <style:text-properties fo:color="#cae682" style:font-name="Consolas"/>
    </style:style>
    <style:style style:name="T16" style:family="text">
      <style:text-properties fo:color="#cae682" style:font-name="Consolas" style:font-name-asian="Consolas" style:font-name-complex="Consolas"/>
    </style:style>
    <style:style style:name="T17" style:family="text">
      <style:text-properties style:font-name="Consolas"/>
    </style:style>
    <style:style style:name="T18" style:family="text">
      <style:text-properties fo:color="#00008b" style:font-name="Consolas" fo:font-weight="bold" style:font-name-asian="Consolas" style:font-weight-asian="bold" style:font-name-complex="Consolas" style:font-weight-complex="bold"/>
    </style:style>
    <style:style style:name="T19" style:family="text">
      <style:text-properties fo:color="#ff0000" style:font-name="Consolas" style:font-name-asian="Consolas" style:font-name-complex="Consola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Breve Descripcion del DDD_Aggregate Location</text:span>:</text:p>
      <text:p text:style-name="P2"/>
      <text:p text:style-name="P2">Antes de nada intentemos situar el contexto en el que nos vamos a mover para poder entender mejor la importancia de lo que intentamos poner de manifiesto con este capitulo.</text:p>
      <text:p text:style-name="P2"/>
      <text:p text:style-name="P2">El DDD_Aggregate Location es muy sencillo, puesto que originalmente constaria de:</text:p>
      <text:p text:style-name="P2"/>
      <text:list xml:id="list31493651" text:style-name="L1">
        <text:list-item>
          <text:p text:style-name="P21">Location: una DDD_Entity que ademas es el DDD_Aggregate_Root.</text:p>
        </text:list-item>
        <text:list-item>
          <text:p text:style-name="P21">UnitedNationsLocationCode: un DDD_Value_Object.</text:p>
        </text:list-item>
        <text:list-item>
          <text:p text:style-name="P21">IlocationRepository: el DDD_Repository en forma de interface.</text:p>
        </text:list-item>
      </text:list>
      <text:p text:style-name="P2"/>
      <text:p text:style-name="P2">Un DDD_Aggregate_Root Location en nuestro modelo, seria una parada en un viaje, como por ejemplo el origen desde donde se envia el paquete (ya hemos trabajado con ese concepto a traves de OriginLocation) o el destino del mismo (conocido como DestinationLocation). Asimismo, tambien deberia resultarnos familiar los concepto de load_locations y unload_locations. </text:p>
      <text:p text:style-name="P2"/>
      <text:p text:style-name="P2">Por lo tanto, intuitivamente deberiamos tener claro el concepto de DDD_Aggregate_Root <text:s text:c="2"/>Location.</text:p>
      <text:p text:style-name="P2"/>
      <text:p text:style-name="P2">Para poder construir un DDD_Aggregate_Root Location, inyectamos a traves del constructor, un DDD_Value_Object UnitedNationsLocationCode, que a su vez es el responsable de proveer a nuestro DDD_Aggregate_Root de una Identidad unica.</text:p>
      <text:p text:style-name="P2"/>
      <text:p text:style-name="P2">No vamos a extendernos con el DDD_Value_Object UnitedNationsLocationCode ya que unicamente serviria para desviarnos de nuestro objetivo y entrar en una serie de consideraciones nada aportarian a nuestra discusion. De todas formas, si sientes curiosidad, puedes consultar mas informacion en las siguientes direcciones web:</text:p>
      <text:p text:style-name="P2"/>
      <text:list xml:id="list31480015" text:style-name="L2">
        <text:list-item>
          <text:p text:style-name="P27"><text:a xlink:type="simple" xlink:href="http://www.unece.org/cefact/locode/"><text:span text:style-name="T2">http://www.unece.org/cefact/locode/</text:span></text:a></text:p>
        </text:list-item>
        <text:list-item>
          <text:p text:style-name="P27"><text:a xlink:type="simple" xlink:href="http://www.unece.org/cefact/locode/DocColumnDescription.htm#LOCODE"><text:span text:style-name="T2">http://www.unece.org/cefact/locode/DocColumnDescription.htm#LOCODE</text:span></text:a></text:p>
        </text:list-item>
      </text:list>
      <text:p text:style-name="P2"/>
      <text:p text:style-name="P2">El DDD_Value_Object UnitedNationsLocationCode no es el unico objeto que inyectamos a nuestro DDD_Aggregate_Root Location, ya que necesitamos tambien un LocationName, que en el ejemplo original java es un string. La intencion es clara, poder disponer de un nombre <text:s/>real que nos permita asociar nuestro DDD_Aggregate_Root Location con la poblacion que representa. Adelantandonos un poco a nuestro desarrollo, decir que, aqui es donde vamos a abrir la Caja de Pandora.</text:p>
      <text:p text:style-name="P2"/>
      <text:p text:style-name="P2">El desarrollo de las BDD_Specs y su implementacion, apenas suponen un desafio, ya que, se repiten conceptos que hemos tratado ampliamente. Tomemos como muestra estas dos BDD_Specs:</text:p>
      <text:p text:style-name="P2"/>
      <text:p text:style-name="P4">When returning the associated united nations location code</text:p>
      <text:p text:style-name="P5">» It should return the underlying united nations location code.</text:p>
      <text:p text:style-name="P4"/>
      <text:p text:style-name="P4">When returning the actual location name</text:p>
      <text:p text:style-name="P5">» It should return the underlying location name.</text:p>
      <text:p text:style-name="P2"/>
      <text:p text:style-name="P2">Tambien se repiten patrones ya conocidos cuando nos referimos a las BDD_Specs responsables de proveer el comportamiento asociado a cualquier DDD_Entity:</text:p>
      <text:p text:style-name="P2"/>
      <text:p text:style-name="P4">When comparing two locations with the same identity</text:p>
      <text:p text:style-name="P5">» It should leverage the underlying united nations location code value comparer.</text:p>
      <text:p text:style-name="P5">» It should confirm they have the same identity.</text:p>
      <text:p text:style-name="P5"/>
      <text:p text:style-name="P5">When comparing two locations with the different identity</text:p>
      <text:p text:style-name="P5">» It should leverage the underlying united nations location code value comparer.</text:p>
      <text:p text:style-name="P5">» It should confirm they have different identity.</text:p>
      <text:p text:style-name="P5"/>
      <text:p text:style-name="P5">When comparing any location with null location</text:p>
      <text:p text:style-name="P5">» It should confirm they have different identity.</text:p>
      <text:p text:style-name="P2"><text:soft-page-break/></text:p>
      <text:p text:style-name="P2">Evidentemente estas ultimas tres BDD_Specs definen el comportamiento de has_the_same_identity_as(), metodo que toda DDD_Entity debe implementar al implementar la interface IEntity&lt;T&gt; y que en nuestro caso delega la responsabilidad en el United Nations Location Code, tal y como habiamos expuesto una lineas mas arriba.</text:p>
      <text:p text:style-name="P2"/>
      <text:p text:style-name="P2">A mayores del diseño original, hemos incorporado una DDD_Factory llamada LocationAggregateFactory y que por el momento solo implementa una interface, ILocationFactory, ya que, como ya sabras a estas alturas, no nos parece una muy buena practica hacer que el constructor lance excepciones en caso de que los argumentos inyectado no sean validos. Preferimos tener una DDD_Factory que se encarge de ello para evitar violar el SRP:</text:p>
      <text:p text:style-name="P2"/>
      <text:p text:style-name="P7"><text:span text:style-name="T5">public</text:span><text:span text:style-name="T8"> </text:span><text:span text:style-name="T5">interface</text:span><text:span text:style-name="T8"> </text:span><text:span text:style-name="T13">ILocationFactory</text:span></text:p>
      <text:p text:style-name="P10">{</text:p>
      <text:p text:style-name="P16"><text:span text:style-name="T8"><text:s text:c="4"/></text:span><text:span text:style-name="T13">ILocation</text:span><text:span text:style-name="T8"> create_location_using(</text:span></text:p>
      <text:p text:style-name="P16"><text:span text:style-name="T8"><text:s text:c="17"/></text:span><text:span text:style-name="T13">IUnitedNationsLocationCode</text:span><text:span text:style-name="T8"> the_united_nations_location_code, </text:span></text:p>
      <text:p text:style-name="P16"><text:span text:style-name="T8"><text:s text:c="17"/></text:span><text:span text:style-name="T5">string</text:span><text:span text:style-name="T8"> the_location_name);</text:span></text:p>
      <text:p text:style-name="P10">}</text:p>
      <text:p text:style-name="P2"/>
      <text:p text:style-name="P2">Con estaos datos deberiamos estar listos para poder entender lo que vamos a plantear a continuacion.</text:p>
      <text:p text:style-name="P2"/>
      <text:p text:style-name="P1"><text:span text:style-name="T1">DDD_Aggregate_Root Location - HashCode</text:span>:</text:p>
      <text:p text:style-name="P2"/>
      <text:p text:style-name="P2">Hay varias formas de introducir, o incluso provocar, la siguiente discusion. Una de ellas, la que nos sirvio a nosotros para confirmar que habia un problema si bien ya intuiamos desde el principio que algo no iba del todo bien, seria plantear la BDD_Spec responsable del comportamiento asociado al calculo del HashCode del DDD_Aggregate_Root Location:</text:p>
      <text:p text:style-name="P2"/>
      <text:p text:style-name="P4">When calculating the location hash code</text:p>
      <text:p text:style-name="P5">» It should leverage the underlying united nations location code hash code.</text:p>
      <text:p text:style-name="P5">» It should leverage the underlying location name hash code.</text:p>
      <text:p text:style-name="P5">» It should return the hash code.</text:p>
      <text:p text:style-name="P2"/>
      <text:p text:style-name="P2">La intencion es cristalina, para poder calcular el HashCode del DDD_Aggregate_Root Location, delegamos una parte de dicho calculo a los objetos inyectado en la construccion, a saber:</text:p>
      <text:p text:style-name="P2"/>
      <text:list xml:id="list31469515" text:style-name="L3">
        <text:list-item>
          <text:p text:style-name="P22">DDD_Value_Object UnitedNationsLocationCode.</text:p>
        </text:list-item>
        <text:list-item>
          <text:p text:style-name="P22">(Aqui esta el problema) LocationName.</text:p>
        </text:list-item>
      </text:list>
      <text:p text:style-name="P2"/>
      <text:p text:style-name="P2">Para empezar no sabemos que "nombre" dentro de la terminologia DDD usar para referirnos a LocationName. Claramente parece que se trata de un DDD_Value_Object. Sin embargo, al ser implementados directamente a traves de un string, no podemos obligarle a implementar la interface IValueObject&lt;T&gt; que, ademas de "marcar" al objeto como un DDD_Value_Object, nos proporcionaria el metodo has_the_same_value_as().</text:p>
      <text:p text:style-name="P2"/>
      <text:p text:style-name="P2">Pero ya nos estamos adelantando a los acontecimientos. Vamos primeramente a ver los problemas que se nos plantean al intentar traducira a codigo la BDD_Spec.</text:p>
      <text:p text:style-name="P2"/>
      <text:p text:style-name="P2">Antes de nada, mostraremos la clase base abstracta de la que heredan todas nuestras BDD_Specs relativas al DDD_Aggregate_Root Location, ya que sin ella, complicariamos la comprension de la BDD_Spec que queremos desarrollar:</text:p>
      <text:p text:style-name="P2"/>
      <text:p text:style-name="P15"><text:span text:style-name="T5">public</text:span><text:span text:style-name="T8"> </text:span><text:span text:style-name="T5">abstract</text:span><text:span text:style-name="T8"> </text:span><text:span text:style-name="T5">class</text:span><text:span text:style-name="T8"> </text:span><text:span text:style-name="T16">concern_for_location</text:span><text:span text:style-name="T8"> : </text:span><text:span text:style-name="T16">Observes</text:span><text:span text:style-name="T8">&lt;</text:span><text:span text:style-name="T13">ILocation</text:span><text:span text:style-name="T8">, </text:span><text:span text:style-name="T16">Location</text:span><text:span text:style-name="T8">&gt;</text:span></text:p>
      <text:p text:style-name="P10">{</text:p>
      <text:p text:style-name="P16"><text:span text:style-name="T8"><text:s text:c="4"/></text:span><text:span text:style-name="T13">Establish</text:span><text:span text:style-name="T8"> context = () =&gt;</text:span></text:p>
      <text:p text:style-name="P10"><text:s text:c="4"/>{</text:p>
      <text:p text:style-name="P16"><text:span text:style-name="T8"><text:s text:c="8"/>the_injected_united_nations_location_code = an&lt;</text:span><text:span text:style-name="T13">IUnitedNationsLocationCode</text:span><text:span text:style-name="T8">&gt;();</text:span></text:p>
      <text:p text:style-name="P16"><text:span text:style-name="T8"><text:s text:c="8"/>the_injected_location_name = </text:span><text:span text:style-name="T13">"Location Name Test"</text:span><text:span text:style-name="T8">;</text:span></text:p>
      <text:p text:style-name="P16"><text:soft-page-break/><text:span text:style-name="T8"><text:s text:c="8"/>the_location_factory = </text:span><text:span text:style-name="T5">new</text:span><text:span text:style-name="T8"> </text:span><text:span text:style-name="T16">LocationAggregateFactory</text:span><text:span text:style-name="T8">();</text:span></text:p>
      <text:p text:style-name="P10"/>
      <text:p text:style-name="P10"><text:s text:c="8"/>create_sut_using(() =&gt; </text:p>
      <text:p text:style-name="P10"><text:s text:c="11"/>the_location_factory</text:p>
      <text:p text:style-name="P10"><text:s text:c="14"/>.create_location_using(the_injected_united_nations_location_code, </text:p>
      <text:p text:style-name="P10"><text:s text:c="37"/>the_injected_location_name));</text:p>
      <text:p text:style-name="P10"><text:s text:c="4"/>};</text:p>
      <text:p text:style-name="P10"/>
      <text:p text:style-name="P16"><text:span text:style-name="T8"><text:s text:c="4"/></text:span><text:span text:style-name="T5">static</text:span><text:span text:style-name="T8"> </text:span><text:span text:style-name="T5">protected</text:span><text:span text:style-name="T8"> </text:span><text:span text:style-name="T13">IUnitedNationsLocationCode</text:span><text:span text:style-name="T8"> </text:span></text:p>
      <text:p text:style-name="P10"><text:s text:c="24"/>the_injected_united_nations_location_code;</text:p>
      <text:p text:style-name="P16"><text:span text:style-name="T8"><text:s text:c="4"/></text:span><text:span text:style-name="T5">static</text:span><text:span text:style-name="T8"> </text:span><text:span text:style-name="T5">protected</text:span><text:span text:style-name="T8"> </text:span><text:span text:style-name="T5">string</text:span><text:span text:style-name="T8"> the_injected_location_name;</text:span></text:p>
      <text:p text:style-name="P16"><text:span text:style-name="T8"><text:s text:c="4"/></text:span><text:span text:style-name="T5">static</text:span><text:span text:style-name="T8"> </text:span><text:span text:style-name="T13">ILocationFactory</text:span><text:span text:style-name="T8"> the_location_factory;</text:span></text:p>
      <text:p text:style-name="P10">}</text:p>
      <text:p text:style-name="P2"/>
      <text:p text:style-name="P2">Se confirma por tanto lo esperado:</text:p>
      <text:p text:style-name="P2"/>
      <text:list xml:id="list31495040" text:style-name="L4">
        <text:list-item>
          <text:p text:style-name="P23">La interface de la que heredamos es ILocation.</text:p>
        </text:list-item>
        <text:list-item>
          <text:p text:style-name="P23">La implementacion es Location</text:p>
        </text:list-item>
        <text:list-item>
          <text:p text:style-name="P23">Contamos con una instancia de la DDD_Factory ILocationFactory a traves de LocationAggregateFactory().</text:p>
        </text:list-item>
        <text:list-item>
          <text:p text:style-name="P23">Declaramos como campos (fields) los dos argumentos necesarios para construir una ILocation:</text:p>
          <text:list>
            <text:list-item>
              <text:p text:style-name="P23">the_injected_united_nations_location_code.</text:p>
            </text:list-item>
            <text:list-item>
              <text:p text:style-name="P23">the_injected_location_name.</text:p>
            </text:list-item>
          </text:list>
        </text:list-item>
        <text:list-item>
          <text:p text:style-name="P23">Para la creacion de una ILocation usamos la DDD_Factory.</text:p>
        </text:list-item>
      </text:list>
      <text:p text:style-name="P2"/>
      <text:p text:style-name="P2">Ahora podemos ir con la definicion del esqueleto de los bloques IT de nuestra BDD_Spec:</text:p>
      <text:p text:style-name="P2"/>
      <text:p text:style-name="P15"><text:span text:style-name="T5">public</text:span><text:span text:style-name="T8"> </text:span><text:span text:style-name="T5">class</text:span><text:span text:style-name="T8"> </text:span><text:span text:style-name="T16">when_calculating_the_location_hash_code</text:span><text:span text:style-name="T8"> : </text:span><text:span text:style-name="T16">concern_for_location</text:span></text:p>
      <text:p text:style-name="P10">{</text:p>
      <text:p text:style-name="P16"><text:span text:style-name="T8"><text:s text:c="3"/></text:span><text:span text:style-name="T13">It</text:span><text:span text:style-name="T8"> should_leverage_the_underlying_united_nations_location_code_hash_code = () =&gt; {};</text:span></text:p>
      <text:p text:style-name="P16"><text:span text:style-name="T8"><text:s text:c="3"/></text:span><text:span text:style-name="T13">It</text:span><text:span text:style-name="T8"> should_leverage_the_underlying_location_name_hash_code = () =&gt; {};</text:span></text:p>
      <text:p text:style-name="P16"><text:span text:style-name="T8"><text:s text:c="3"/></text:span><text:span text:style-name="T13">It</text:span><text:span text:style-name="T8"> should_return_the_hash_code = () =&gt; {};</text:span></text:p>
      <text:p text:style-name="P10">}</text:p>
      <text:p text:style-name="P2"/>
      <text:p text:style-name="P2">Vamos a ir paso a paso para que la parte tecnica no nos despiste del problema real.</text:p>
      <text:p text:style-name="P2"/>
      <text:p text:style-name="P2">Empezamos con la implementacion del primer bloque IT:</text:p>
      <text:p text:style-name="P2"/>
      <text:p text:style-name="P15"><text:span text:style-name="T13">It</text:span><text:span text:style-name="T8"> should_leverage_the_underlying_united_nations_location_code_hash_code = () =&gt; </text:span></text:p>
      <text:p text:style-name="P9"><text:s text:c="3"/>the_injected_united_nations_location_code</text:p>
      <text:p text:style-name="P9"><text:s text:c="6"/>.received(x =&gt; x.GetHashCode());</text:p>
      <text:p text:style-name="P2"/>
      <text:p text:style-name="P2">Hemos hecho algo similar unas cuantas veces. Con esta linea estamos diseñando, ya que explicitamos la naturaleza de la relacion (o interaccion) existente entre nuestro SUT (el DDD_Aggregate_Root Location) y el argumento inyectado (el DDD_Value_Object UnitedNationsLocationCode).</text:p>
      <text:p text:style-name="P2"/>
      <text:p text:style-name="P2">Por lo tanto, ninguna sorpresa.</text:p>
      <text:p text:style-name="P2"/>
      <text:p text:style-name="P2">Vamos con el segundo bloque IT:</text:p>
      <text:p text:style-name="P2"/>
      <text:p text:style-name="P15"><text:span text:style-name="T13">It</text:span><text:span text:style-name="T8"> should_leverage_the_underlying_location_name_hash_code = () =&gt;</text:span></text:p>
      <text:p text:style-name="P10"><text:s text:c="3"/>the_injected_location_name</text:p>
      <text:p text:style-name="P10"><text:s text:c="6"/>.received(x =&gt; x.GetHashCode());</text:p>
      <text:p text:style-name="P2"/>
      <text:p text:style-name="P2">El mismo razonamiento que para el bloque IT anterior. Sin embargo, el lector mas astuto se habra dado cuenta de que nos vamos a estrellar con un problema, y es que the_injected_location_name es un string y por tanto no podemos ejecutar:</text:p>
      <text:p text:style-name="P2"/>
      <text:p text:style-name="P10">the_injected_location_name.received(x =&gt; x.GetHashCode());</text:p>
      <text:p text:style-name="P2"><text:soft-page-break/></text:p>
      <text:p text:style-name="P2">Ya que the_injected_location_name no es mockable. Lo que desencadenaria toda la reflexion que queremos plantear. Pero supongamos que no nos damos cuenta de este detalle y que seguimos adelante, algo que puede ocurrir perfectamente y nos va a servior para demostrar la red de seguridad que es disponer de un framework BDD tan fabuloso como machine.specifications.</text:p>
      <text:p text:style-name="P2"/>
      <text:p text:style-name="P2">Vamos con el tercer bloque IT:</text:p>
      <text:p text:style-name="P2"/>
      <text:p text:style-name="P15"><text:span text:style-name="T13">It</text:span><text:span text:style-name="T8"> should_return_the_hash_code = () =&gt; result.ShouldEqual(</text:span><text:span text:style-name="T5">new</text:span><text:span text:style-name="T8"> </text:span><text:span text:style-name="T5">int</text:span><text:span text:style-name="T8">());</text:span></text:p>
      <text:p text:style-name="P2"/>
      <text:p text:style-name="P2">Directo y sin complicaciones. Hemos supuesto que el resultado va a ser un integer cualquiera porque, de antemano, es dificil calcular un hashcode sin apenas datos. Sabemos que esto va a fallar y ya lo cambiaremos por un valor mas adecuado a la realidad cuando llegue el momento.</text:p>
      <text:p text:style-name="P2"/>
      <text:p text:style-name="P2">Hemos terminado con los bloques IT. Seguimos con el bloque BECAUSE:</text:p>
      <text:p text:style-name="P2"/>
      <text:p text:style-name="P15"><text:span text:style-name="T13">Because</text:span><text:span text:style-name="T8"> of = () =&gt; result = sut.GetHashCode();</text:span></text:p>
      <text:p text:style-name="P2"/>
      <text:p text:style-name="P2">Nada que comentar. Simplemente hacemos la llamada al metodo que queremos que provoque el comportamiento especificado.</text:p>
      <text:p text:style-name="P2"/>
      <text:p text:style-name="P2">Por ultimo vamos con el bloque ESTABLISH:</text:p>
      <text:p text:style-name="P2"/>
      <text:p text:style-name="P15"><text:span text:style-name="T13">Establish</text:span><text:span text:style-name="T8"> context = () =&gt;</text:span></text:p>
      <text:p text:style-name="P10">{</text:p>
      <text:p text:style-name="P10"><text:s text:c="4"/>the_injected_united_nations_location_code</text:p>
      <text:p text:style-name="P10"><text:s text:c="7"/>.Stub(x =&gt; x.GetHashCode())</text:p>
      <text:p text:style-name="P16"><text:span text:style-name="T8"><text:s text:c="7"/>.Return(</text:span><text:span text:style-name="T13">1</text:span><text:span text:style-name="T8">);</text:span></text:p>
      <text:p text:style-name="P10"/>
      <text:p text:style-name="P10"><text:s text:c="4"/>the_injected_location_name</text:p>
      <text:p text:style-name="P10"><text:s text:c="7"/>.Stub(x =&gt; x.GetHashCode())</text:p>
      <text:p text:style-name="P16"><text:span text:style-name="T8"><text:s text:c="7"/>.Return(</text:span><text:span text:style-name="T13">2</text:span><text:span text:style-name="T8">);</text:span></text:p>
      <text:p text:style-name="P10">};</text:p>
      <text:p text:style-name="P2"/>
      <text:p text:style-name="P2">Tenemos dos mocks para simular el comportamiento de las llamadas a GetHashCode() de los argumentos que usamos para construir el DDD_Aggregate_Root Location.</text:p>
      <text:p text:style-name="P2"/>
      <text:p text:style-name="P2">De nuevo el lector mas astuto se dara cuenta de que el segundo mock va a dar problemas, por las razones expuesta al analizar el segundo bloque IT. Pero igual que entonces, vamos a suponer que tambien esta bandera de aviso pasa desapercibida.</text:p>
      <text:p text:style-name="P2"/>
      <text:p text:style-name="P2">Antes de ejecutar la BDD_Spec, mostramos el codigo completo de la misma, ya que, puesto que nos va a dar un error no esperado, no figura como tal en el codigo fuente, por lo tanto, deberia ayudar a aquellos que quieran comprobarlo por su cuenta:</text:p>
      <text:p text:style-name="P2"/>
      <text:p text:style-name="P15"><text:span text:style-name="T5">public</text:span><text:span text:style-name="T8"> </text:span><text:span text:style-name="T5">class</text:span><text:span text:style-name="T8"> </text:span><text:span text:style-name="T16">when_calculating_the_location_hash_code</text:span><text:span text:style-name="T8"> : </text:span><text:span text:style-name="T16">concern_for_location</text:span></text:p>
      <text:p text:style-name="P10">{</text:p>
      <text:p text:style-name="P16"><text:span text:style-name="T8"><text:s text:c="4"/></text:span><text:span text:style-name="T13">Establish</text:span><text:span text:style-name="T8"> context = () =&gt;</text:span></text:p>
      <text:p text:style-name="P10"><text:s text:c="4"/>{</text:p>
      <text:p text:style-name="P10"><text:s text:c="8"/>the_injected_united_nations_location_code</text:p>
      <text:p text:style-name="P10"><text:s text:c="11"/>.Stub(x =&gt; x.GetHashCode())</text:p>
      <text:p text:style-name="P16"><text:span text:style-name="T8"><text:s text:c="11"/>.Return(</text:span><text:span text:style-name="T13">1</text:span><text:span text:style-name="T8">);</text:span></text:p>
      <text:p text:style-name="P10"/>
      <text:p text:style-name="P10"><text:s text:c="8"/>the_injected_location_name</text:p>
      <text:p text:style-name="P10"><text:s text:c="11"/>.Stub(x =&gt; x.GetHashCode())</text:p>
      <text:p text:style-name="P16"><text:span text:style-name="T8"><text:s text:c="11"/>.Return(</text:span><text:span text:style-name="T13">2</text:span><text:span text:style-name="T8">);</text:span></text:p>
      <text:p text:style-name="P10"><text:s text:c="4"/>};</text:p>
      <text:p text:style-name="P10"/>
      <text:p text:style-name="P16"><text:span text:style-name="T8"><text:s text:c="4"/></text:span><text:span text:style-name="T13">Because</text:span><text:span text:style-name="T8"> of = () =&gt; result = sut.GetHashCode();</text:span></text:p>
      <text:p text:style-name="P10"/>
      <text:p text:style-name="P16"><text:soft-page-break/><text:span text:style-name="T8"><text:s text:c="4"/></text:span><text:span text:style-name="T13">It</text:span><text:span text:style-name="T8"> should_leverage_the_underlying_united_nations_location_code_hash_code = () =&gt; </text:span></text:p>
      <text:p text:style-name="P10"><text:s text:c="7"/>the_injected_united_nations_location_code</text:p>
      <text:p text:style-name="P10"><text:s text:c="10"/>.received(x =&gt; x.GetHashCode());</text:p>
      <text:p text:style-name="P10"/>
      <text:p text:style-name="P16"><text:span text:style-name="T8"><text:s text:c="4"/></text:span><text:span text:style-name="T13">It</text:span><text:span text:style-name="T8"> should_leverage_the_underlying_location_name_hash_code = () =&gt;</text:span></text:p>
      <text:p text:style-name="P10"><text:s text:c="8"/>the_injected_location_name</text:p>
      <text:p text:style-name="P10"><text:s text:c="11"/>.received(x =&gt; x.GetHashCode());</text:p>
      <text:p text:style-name="P10"><text:s text:c="4"/></text:p>
      <text:p text:style-name="P16"><text:span text:style-name="T8"><text:s text:c="4"/></text:span><text:span text:style-name="T13">It</text:span><text:span text:style-name="T8"> should_return_the_hash_code = () =&gt; result.ShouldEqual(</text:span><text:span text:style-name="T5">new</text:span><text:span text:style-name="T8"> </text:span><text:span text:style-name="T5">int</text:span><text:span text:style-name="T8">());</text:span></text:p>
      <text:p text:style-name="P10"><text:s text:c="8"/></text:p>
      <text:p text:style-name="P16"><text:span text:style-name="T8"><text:s text:c="4"/></text:span><text:span text:style-name="T5">static</text:span><text:span text:style-name="T8"> </text:span><text:span text:style-name="T5">int</text:span><text:span text:style-name="T8"> result;</text:span></text:p>
      <text:p text:style-name="P10">}</text:p>
      <text:p text:style-name="P2"/>
      <text:p text:style-name="P2">Para ejectar la BDD_Spec correctamente, necesitamos varias cosas.</text:p>
      <text:p text:style-name="P2"/>
      <text:p text:style-name="P2">Primero: La interface ILocation debe contener el metodo GetHashCode():</text:p>
      <text:p text:style-name="P2"/>
      <text:p text:style-name="P15"><text:span text:style-name="T5">namespace</text:span><text:span text:style-name="T8"> dddsample.domain.model.location.aggregate.interfaces</text:span></text:p>
      <text:p text:style-name="P10">{</text:p>
      <text:p text:style-name="P16"><text:span text:style-name="T8"><text:s text:c="4"/></text:span><text:span text:style-name="T5">public</text:span><text:span text:style-name="T8"> </text:span><text:span text:style-name="T5">interface</text:span><text:span text:style-name="T8"> </text:span><text:span text:style-name="T13">ILocation</text:span><text:span text:style-name="T8"> : </text:span><text:span text:style-name="T13">IEntity</text:span><text:span text:style-name="T8">&lt;</text:span><text:span text:style-name="T13">ILocation</text:span><text:span text:style-name="T8">&gt;</text:span></text:p>
      <text:p text:style-name="P10"><text:s text:c="4"/>{</text:p>
      <text:p text:style-name="P16"><text:span text:style-name="T8"><text:s text:c="8"/></text:span><text:span text:style-name="T6">int</text:span><text:span text:style-name="T9"> GetHashCode();</text:span></text:p>
      <text:p text:style-name="P16"><text:span text:style-name="T8"><text:s text:c="8"/></text:span><text:span text:style-name="T13">IUnitedNationsLocationCode</text:span><text:span text:style-name="T8"> associated_united_nations_location_code();</text:span></text:p>
      <text:p text:style-name="P16"><text:span text:style-name="T8"><text:s text:c="8"/></text:span><text:span text:style-name="T5">string</text:span><text:span text:style-name="T8"> actual_location_name();</text:span></text:p>
      <text:p text:style-name="P10"><text:s text:c="4"/>}</text:p>
      <text:p text:style-name="P10">}</text:p>
      <text:p text:style-name="P2"/>
      <text:p text:style-name="P2">Segundo: La implementacion Location debe lanzar una excepcion cuando GetHashCode() es invocada:</text:p>
      <text:p text:style-name="P2"/>
      <text:p text:style-name="P15"><text:span text:style-name="T5">namespace</text:span><text:span text:style-name="T8"> dddsample.domain.model.location.aggregate</text:span></text:p>
      <text:p text:style-name="P10">{</text:p>
      <text:p text:style-name="P16"><text:span text:style-name="T8"><text:s text:c="4"/></text:span><text:span text:style-name="T5">public</text:span><text:span text:style-name="T8"> </text:span><text:span text:style-name="T5">class</text:span><text:span text:style-name="T8"> </text:span><text:span text:style-name="T16">Location</text:span><text:span text:style-name="T8"> : </text:span><text:span text:style-name="T13">ILocation</text:span></text:p>
      <text:p text:style-name="P10"><text:s text:c="4"/>{</text:p>
      <text:p text:style-name="P16"><text:span text:style-name="T8"><text:s text:c="8"/></text:span><text:span text:style-name="T5">readonly</text:span><text:span text:style-name="T8"> </text:span><text:span text:style-name="T13">IUnitedNationsLocationCode</text:span><text:span text:style-name="T8"> underlying_united_nations_location_code;</text:span></text:p>
      <text:p text:style-name="P16"><text:span text:style-name="T8"><text:s text:c="8"/></text:span><text:span text:style-name="T5">readonly</text:span><text:span text:style-name="T8"> </text:span><text:span text:style-name="T5">string</text:span><text:span text:style-name="T8"> underlying_location_name;</text:span></text:p>
      <text:p text:style-name="P10"/>
      <text:p text:style-name="P16"><text:span text:style-name="T8"><text:s text:c="8"/></text:span><text:span text:style-name="T5">internal</text:span><text:span text:style-name="T8"> Location(</text:span><text:span text:style-name="T13">IUnitedNationsLocationCode</text:span><text:span text:style-name="T8"> the_united_nations_location_code, </text:span></text:p>
      <text:p text:style-name="P16"><text:span text:style-name="T8"><text:s text:c="26"/></text:span><text:span text:style-name="T5">string</text:span><text:span text:style-name="T8"> the_injected_location_name)</text:span></text:p>
      <text:p text:style-name="P10"><text:s text:c="8"/>{</text:p>
      <text:p text:style-name="P10"><text:s text:c="12"/>underlying_united_nations_location_code = the_united_nations_location_code;</text:p>
      <text:p text:style-name="P10"><text:s text:c="12"/>underlying_location_name = the_injected_location_name;</text:p>
      <text:p text:style-name="P16"><text:span text:style-name="T8"><text:s text:c="8"/>}</text:span><text:span text:style-name="T8"> <text:s text:c="7"/></text:span></text:p>
      <text:p text:style-name="P10"/>
      <text:p text:style-name="P16"><text:span text:style-name="T8"><text:s text:c="8"/></text:span><text:span text:style-name="T6">public</text:span><text:span text:style-name="T9"> </text:span><text:span text:style-name="T6">override</text:span><text:span text:style-name="T9"> </text:span><text:span text:style-name="T6">int</text:span><text:span text:style-name="T9"> GetHashCode()</text:span></text:p>
      <text:p text:style-name="P11"><text:s text:c="8"/>{</text:p>
      <text:p text:style-name="P17"><text:span text:style-name="T8"><text:s text:c="12"/></text:span><text:span text:style-name="T5">throw</text:span><text:span text:style-name="T8"> </text:span><text:span text:style-name="T5">new</text:span><text:span text:style-name="T8"> </text:span><text:span text:style-name="T18">NotImplementedException</text:span><text:span text:style-name="T10">();</text:span></text:p>
      <text:p text:style-name="P12"><text:s text:c="8"/>}</text:p>
      <text:p text:style-name="P13"/>
      <text:p text:style-name="P13"><text:s text:c="8"/>(....)</text:p>
      <text:p text:style-name="P13"/>
      <text:p text:style-name="P13"><text:s text:c="4"/>}</text:p>
      <text:p text:style-name="P13">}</text:p>
      <text:p text:style-name="P2"/>
      <text:p text:style-name="P2">Tercero: La interface IUnitedNationsLocationCode debe contener el metodo GetHashCode():</text:p>
      <text:p text:style-name="P2"/>
      <text:p text:style-name="P15"><text:span text:style-name="T5">namespace</text:span><text:span text:style-name="T8"> dddsample.domain.model.location.aggregate.interfaces</text:span></text:p>
      <text:p text:style-name="P10">{</text:p>
      <text:p text:style-name="P16"><text:span text:style-name="T8"><text:s text:c="4"/></text:span><text:span text:style-name="T5">public</text:span><text:span text:style-name="T8"> </text:span><text:span text:style-name="T5">interface</text:span><text:span text:style-name="T8"> </text:span><text:span text:style-name="T13">IUnitedNationsLocationCode</text:span><text:span text:style-name="T8"> : </text:span></text:p>
      <text:p text:style-name="P16"><text:span text:style-name="T8"><text:s text:c="21"/></text:span><text:span text:style-name="T13">IValueObject</text:span><text:span text:style-name="T8">&lt;</text:span><text:span text:style-name="T13">IUnitedNationsLocationCode</text:span><text:span text:style-name="T8">&gt;</text:span></text:p>
      <text:p text:style-name="P10"><text:s text:c="4"/>{</text:p>
      <text:p text:style-name="P16"><text:span text:style-name="T8"><text:s text:c="8"/></text:span><text:span text:style-name="T6">int</text:span><text:span text:style-name="T9"> GetHashCode();</text:span></text:p>
      <text:p text:style-name="P10"><text:soft-page-break/><text:s text:c="4"/>}</text:p>
      <text:p text:style-name="P10">}</text:p>
      <text:p text:style-name="P2"/>
      <text:p text:style-name="P2">Con esto estamos listos para ejecutar la BDD_Spec a la espera de nuestro fallo deseado (Method Not Implemented), pero que no se va a producir:</text:p>
      <text:p text:style-name="P2"/>
      <text:p text:style-name="P4">------ Test started: Assembly: dddsample.specs.dll ------</text:p>
      <text:p text:style-name="P5"/>
      <text:p text:style-name="P5">when calculating the location hash code</text:p>
      <text:p text:style-name="P5">» should leverage the underlying united nations location code hash code (FAIL)</text:p>
      <text:p text:style-name="P5">» should leverage the underlying location name hash code (FAIL)</text:p>
      <text:p text:style-name="P5">» should return the hash code (FAIL)</text:p>
      <text:p text:style-name="P5"/>
      <text:p text:style-name="P5">Test 'should leverage the underlying united nations location code hash code' failed:</text:p>
      <text:p text:style-name="P5"><text:tab/>System.Reflection.TargetInvocationException: Exception has been thrown by the target of an invocation. ---&gt; System.InvalidOperationException: The object 'Location Name Test' is not a mocked object.</text:p>
      <text:p text:style-name="P5"/>
      <text:p text:style-name="P5">(....)</text:p>
      <text:p text:style-name="P5"/>
      <text:p text:style-name="P5">Test 'should leverage the underlying location name hash code' failed:</text:p>
      <text:p text:style-name="P5"><text:tab/>System.Reflection.TargetInvocationException: Exception has been thrown by the target of an invocation. ---&gt; System.InvalidOperationException: The object 'Location Name Test' is not a mocked object.</text:p>
      <text:p text:style-name="P5"/>
      <text:p text:style-name="P5">(....)</text:p>
      <text:p text:style-name="P5"/>
      <text:p text:style-name="P5">Test 'should return the hash code' failed:</text:p>
      <text:p text:style-name="P5"><text:tab/>System.Reflection.TargetInvocationException: Exception has been thrown by the target of an invocation. ---&gt; System.InvalidOperationException: The object 'Location Name Test' is not a mocked object.</text:p>
      <text:p text:style-name="P5"/>
      <text:p text:style-name="P5">(....)</text:p>
      <text:p text:style-name="P5"/>
      <text:p text:style-name="P5">0 passed, 3 failed, 0 skipped, took 1,55 seconds (Machine.Specifications 0.3.0).</text:p>
      <text:p text:style-name="P2"/>
      <text:p text:style-name="P2">Y efectivamente no se produce ya que el error que obtenemos en los tres casos es el mismo, pero no el esperado:</text:p>
      <text:p text:style-name="P2"/>
      <text:p text:style-name="P5">The object 'Location Name Test' is not a mocked object.</text:p>
      <text:p text:style-name="P2"/>
      <text:p text:style-name="P2">Teniendo en cuenta que "Location Name Test" es el valor de nuestro the_injected_location_name, el mensaje que recibimos es alto y claro. Ya no podemos seguir ignorando los problemas que ibamos indicando a medida que desarrollabamos el codigo de la BDD_Spec. Como location_name es un string, no podemos mockarlo, por lo tanto nuestra segunda Asercion (el segundo bloque IT) es dificil de comprobar:</text:p>
      <text:p text:style-name="P2"/>
      <text:p text:style-name="P5">» It should leverage the underlying location name hash code.</text:p>
      <text:p text:style-name="P2"/>
      <text:p text:style-name="P2">Hay varias opciones, pero nosotros vamos a resumirlas en dos.</text:p>
      <text:p text:style-name="P2"/>
      <text:p text:style-name="P1"><text:span text:style-name="T1">DDD_Aggregate_Root Location – HashCode – Solucion 1</text:span>:</text:p>
      <text:p text:style-name="P2"/>
      <text:p text:style-name="P2">Una primera solucion, consitiria en intentar cambiar el codigo BDD_Spec para que se adapte al incoveniente descubierto con anterioridad.</text:p>
      <text:p text:style-name="P2"/>
      <text:p text:style-name="P2">Una de las opciones consistiria en modificar el segundo bloque IT para evitar la necesidad de un mock. Intentariamos comprobar la asercion de foma indirecta:</text:p>
      <text:p text:style-name="P2"/>
      <text:p text:style-name="P7"><text:span text:style-name="T13">It</text:span><text:span text:style-name="T8"> should_leverage_the_underlying_location_name_hash_code = () =&gt;</text:span></text:p>
      <text:p text:style-name="P16"><text:span text:style-name="T8"><text:s text:c="3"/>the_injected_location_name.GetHashCode().ShouldEqual(</text:span><text:span text:style-name="T5">new</text:span><text:span text:style-name="T8"> </text:span><text:span text:style-name="T5">int</text:span><text:span text:style-name="T8">());</text:span></text:p>
      <text:p text:style-name="P2"><text:s/></text:p>
      <text:p text:style-name="P2">De esta forma nos bastaria con comprobar que el HashCode() de the_injected_location_name <text:soft-page-break/>tiene un valor determinado (lo de "new int()" es transitorio, deberiamos cambiarlo por un valor concreto una vez obtengamos el fallo esperado).</text:p>
      <text:p text:style-name="P2"/>
      <text:p text:style-name="P2">Por otro lado eliminariamos la parte erronea de la asignacion de comportamiento del mock en el bloque ESTABLISH, de forma que ahora solo necesitariamos:</text:p>
      <text:p text:style-name="P2"/>
      <text:p text:style-name="P7"><text:span text:style-name="T13">Establish</text:span><text:span text:style-name="T8"> context = () =&gt;</text:span></text:p>
      <text:p text:style-name="P10">{</text:p>
      <text:p text:style-name="P10"><text:s text:c="4"/>the_injected_united_nations_location_code</text:p>
      <text:p text:style-name="P10"><text:s text:c="7"/>.Stub(x =&gt; x.GetHashCode())</text:p>
      <text:p text:style-name="P16"><text:span text:style-name="T8"><text:s text:c="7"/>.Return(</text:span><text:span text:style-name="T13">1</text:span><text:span text:style-name="T8">);</text:span></text:p>
      <text:p text:style-name="P10">}</text:p>
      <text:p text:style-name="P2"/>
      <text:p text:style-name="P2">Desaparece por tanto:</text:p>
      <text:p text:style-name="P2"/>
      <text:p text:style-name="P9">the_injected_location_name</text:p>
      <text:p text:style-name="P10"><text:s text:c="3"/>.Stub(x =&gt; x.GetHashCode())</text:p>
      <text:p text:style-name="P16"><text:span text:style-name="T8"><text:s text:c="3"/>.Return(</text:span><text:span text:style-name="T13">2</text:span><text:span text:style-name="T8">);</text:span></text:p>
      <text:p text:style-name="P2"/>
      <text:p text:style-name="P2">Que tambien nos causaba problemas.</text:p>
      <text:p text:style-name="P2"/>
      <text:p text:style-name="P2">Antes de nada vamos a ejecutar la BDD_Spec para ver si obtenemos el fallo deseado:</text:p>
      <text:p text:style-name="P2"/>
      <text:p text:style-name="P4">------ Test started: Assembly: dddsample.specs.dll ------</text:p>
      <text:p text:style-name="P5"/>
      <text:p text:style-name="P5">when calculating the location hash code</text:p>
      <text:p text:style-name="P5">» should leverage the underlying united nations location code hash code (FAIL)</text:p>
      <text:p text:style-name="P5">» should leverage the underlying location name hash code (FAIL)</text:p>
      <text:p text:style-name="P5">» should return the hash code (FAIL)</text:p>
      <text:p text:style-name="P5"/>
      <text:p text:style-name="P5">Test 'should leverage the underlying united nations location code hash code' failed:</text:p>
      <text:p text:style-name="P5"><text:tab/>System.Reflection.TargetInvocationException: Exception has been thrown by the target of an invocation. ---&gt; System.NotImplementedException: The method or operation is not implemented.</text:p>
      <text:p text:style-name="P5"/>
      <text:p text:style-name="P5">(....)</text:p>
      <text:p text:style-name="P5"/>
      <text:p text:style-name="P5">Test 'should leverage the underlying location name hash code' failed:</text:p>
      <text:p text:style-name="P5"><text:tab/>System.Reflection.TargetInvocationException: Exception has been thrown by the target of an invocation. ---&gt; System.NotImplementedException: The method or operation is not implemented.</text:p>
      <text:p text:style-name="P5"/>
      <text:p text:style-name="P5">(....)</text:p>
      <text:p text:style-name="P5"/>
      <text:p text:style-name="P5">Test 'should return the hash code' failed:</text:p>
      <text:p text:style-name="P5"><text:tab/>System.Reflection.TargetInvocationException: Exception has been thrown by the target of an invocation. ---&gt; System.NotImplementedException: The method or operation is not implemented.</text:p>
      <text:p text:style-name="P5"/>
      <text:p text:style-name="P5">(....)</text:p>
      <text:p text:style-name="P5"/>
      <text:p text:style-name="P5">0 passed, 3 failed, 0 skipped, took 0,88 seconds (Machine.Specifications 0.3.0).</text:p>
      <text:p text:style-name="P2"/>
      <text:p text:style-name="P2">Efectivamente, ahora obtenemos el fallo deseado:</text:p>
      <text:p text:style-name="P2"/>
      <text:p text:style-name="P5">System.NotImplementedException: The method or operation is not implemented.</text:p>
      <text:p text:style-name="P2"/>
      <text:p text:style-name="P2">Por lo tanto hasta aqui todo va bien.</text:p>
      <text:p text:style-name="P2"/>
      <text:p text:style-name="P2">Ahora implementamos la funcionalidad que deseamos en el metodo GetHashCode:</text:p>
      <text:p text:style-name="P2"/>
      <text:p text:style-name="P7"><text:span text:style-name="T5">public</text:span><text:span text:style-name="T8"> </text:span><text:span text:style-name="T5">override</text:span><text:span text:style-name="T8"> </text:span><text:span text:style-name="T5">int</text:span><text:span text:style-name="T8"> GetHashCode()</text:span></text:p>
      <text:p text:style-name="P10">{</text:p>
      <text:p text:style-name="P16"><text:soft-page-break/><text:span text:style-name="T8"><text:s text:c="4"/></text:span><text:span text:style-name="T5">var</text:span><text:span text:style-name="T8"> result = </text:span><text:span text:style-name="T13">37</text:span><text:span text:style-name="T8">;</text:span></text:p>
      <text:p text:style-name="P16"><text:span text:style-name="T8"><text:s text:c="4"/>result = result * </text:span><text:span text:style-name="T13">19</text:span><text:span text:style-name="T8"> + underlying_united_nations_location_code.GetHashCode();</text:span></text:p>
      <text:p text:style-name="P16"><text:span text:style-name="T8"><text:s text:c="4"/>result = result * </text:span><text:span text:style-name="T13">19</text:span><text:span text:style-name="T8"> + underlying_location_name.GetHashCode();</text:span></text:p>
      <text:p text:style-name="P16"><text:span text:style-name="T8"><text:s text:c="4"/></text:span><text:span text:style-name="T5">return</text:span><text:span text:style-name="T8"> result;</text:span></text:p>
      <text:p text:style-name="P10">}</text:p>
      <text:p text:style-name="P2"/>
      <text:p text:style-name="P2">El codigo no se diferencia en nada de otros HashCodes que hemos implementado con anterioridad.</text:p>
      <text:p text:style-name="P2"/>
      <text:p text:style-name="P2">Si ejecutamos la BDD_Spec ahora:</text:p>
      <text:p text:style-name="P2"/>
      <text:p text:style-name="P4">------ Test started: Assembly: dddsample.specs.dll ------</text:p>
      <text:p text:style-name="P5"/>
      <text:p text:style-name="P5">when calculating the location hash code</text:p>
      <text:p text:style-name="P5">» should leverage the underlying united nations location code hash code</text:p>
      <text:p text:style-name="P5">» should leverage the underlying location name hash code (FAIL)</text:p>
      <text:p text:style-name="P5">» should return the hash code (FAIL)</text:p>
      <text:p text:style-name="P5"/>
      <text:p text:style-name="P5"/>
      <text:p text:style-name="P5">Test 'should leverage the underlying location name hash code' failed:</text:p>
      <text:p text:style-name="P5"><text:tab/>Machine.Specifications.SpecificationException: Should equal [0] but is [341572917]</text:p>
      <text:p text:style-name="P5"><text:tab/>at Machine.Specifications.ShouldExtensionMethods.ShouldEqual[T](T actual, T expected)</text:p>
      <text:p text:style-name="P5"><text:tab/>domain\model\location.aggregate\LocationSpecs.cs(132,0): at dddsample.specs.domain.model.location.aggregate.when_calculating_the_location_hash_code.&lt;.ctor&gt;b__5()</text:p>
      <text:p text:style-name="P5"><text:tab/>at Machine.Specifications.Model.Specification.InvokeSpecificationField()</text:p>
      <text:p text:style-name="P5"><text:tab/>at Machine.Specifications.Model.Specification.Verify()</text:p>
      <text:p text:style-name="P5"/>
      <text:p text:style-name="P5">Test 'should return the hash code' failed:</text:p>
      <text:p text:style-name="P5"><text:tab/>Machine.Specifications.SpecificationException: Should equal [0] but is [341586293]</text:p>
      <text:p text:style-name="P5"><text:tab/>at Machine.Specifications.ShouldExtensionMethods.ShouldEqual[T](T actual, T expected)</text:p>
      <text:p text:style-name="P5"><text:tab/>domain\model\location.aggregate\LocationSpecs.cs(137,0): at dddsample.specs.domain.model.location.aggregate.when_calculating_the_location_hash_code.&lt;.ctor&gt;b__6()</text:p>
      <text:p text:style-name="P5"><text:tab/>at Machine.Specifications.Model.Specification.InvokeSpecificationField()</text:p>
      <text:p text:style-name="P5"><text:tab/>at Machine.Specifications.Model.Specification.Verify()</text:p>
      <text:p text:style-name="P5"/>
      <text:p text:style-name="P5">1 passed, 2 failed, 0 skipped, took 0,94 seconds (Machine.Specifications 0.3.0).</text:p>
      <text:p text:style-name="P2"/>
      <text:p text:style-name="P2">Que en cierta forma es lo esperado, ya que si analizamos lo que ocurre, tenemos que:</text:p>
      <text:p text:style-name="P2"/>
      <text:list xml:id="list31474659" text:style-name="L5">
        <text:list-item>
          <text:p text:style-name="P24">La primera asercion pasa</text:p>
        </text:list-item>
        <text:list-item>
          <text:p text:style-name="P24">La segunda y la tercera asercion fallan.</text:p>
        </text:list-item>
      </text:list>
      <text:p text:style-name="P2"/>
      <text:p text:style-name="P2">La primera asercion pasa:</text:p>
      <text:p text:style-name="P2"/>
      <text:p text:style-name="P5">» should leverage the underlying united nations location code hash code</text:p>
      <text:p text:style-name="P2"/>
      <text:p text:style-name="P2">Porque se produce la llamada al mock:</text:p>
      <text:p text:style-name="P2"/>
      <text:p text:style-name="P9">the_injected_united_nations_location_code.received(x =&gt; x.GetHashCode());</text:p>
      <text:p text:style-name="P2"/>
      <text:p text:style-name="P2">La segunda asercion falla:</text:p>
      <text:p text:style-name="P2"/>
      <text:p text:style-name="P5">Should equal [0] but is [341572917]</text:p>
      <text:p text:style-name="P2"/>
      <text:p text:style-name="P2">Porque no hemos definido el valor que queremos comprobar (tenemos "new int()" que inicializa a cero):</text:p>
      <text:p text:style-name="P2"/>
      <text:p text:style-name="P7"><text:span text:style-name="T8">the_injected_location_name.GetHashCode().ShouldEqual(</text:span><text:span text:style-name="T5">new</text:span><text:span text:style-name="T8"> </text:span><text:span text:style-name="T5">int</text:span><text:span text:style-name="T8">());</text:span></text:p>
      <text:p text:style-name="P2"/>
      <text:p text:style-name="P2">Por lo tanto debemos hacer caso al fallo y cambiar el "new int()" por:</text:p>
      <text:p text:style-name="P2"/>
      <text:p text:style-name="P7"><text:soft-page-break/><text:span text:style-name="T8">the_injected_location_name.GetHashCode().ShouldEqual(</text:span><text:span text:style-name="T13">341572917</text:span><text:span text:style-name="T8">);</text:span></text:p>
      <text:p text:style-name="P2"/>
      <text:p text:style-name="P2">A continuacion ejecutamos de nuevo esa asercion (solo esa) para ver si ahora es correcto:</text:p>
      <text:p text:style-name="P2"/>
      <text:p text:style-name="P4">------ Test started: Assembly: dddsample.specs.dll ------</text:p>
      <text:p text:style-name="P5"/>
      <text:p text:style-name="P5">when calculating the location hash code</text:p>
      <text:p text:style-name="P5">» should leverage the underlying location name hash code</text:p>
      <text:p text:style-name="P5"/>
      <text:p text:style-name="P5"/>
      <text:p text:style-name="P5">1 passed, 0 failed, 0 skipped, took 0,73 seconds (Machine.Specifications 0.3.0).</text:p>
      <text:p text:style-name="P2"/>
      <text:p text:style-name="P2">Por lo tanto, la segunda asercion tambien pasa.</text:p>
      <text:p text:style-name="P2"/>
      <text:p text:style-name="P2">La tercera asercion falla por la misma razon que la segunda, si bien el valor que vamos a necesitar es distinto:</text:p>
      <text:p text:style-name="P2"/>
      <text:p text:style-name="P5">Should equal [0] but is [341586293]</text:p>
      <text:p text:style-name="P2"/>
      <text:p text:style-name="P2">Asi que necesitamos cambiar esta linea de la asercion:</text:p>
      <text:p text:style-name="P2"/>
      <text:p text:style-name="P7"><text:span text:style-name="T8">result.ShouldEqual(</text:span><text:span text:style-name="T5">new</text:span><text:span text:style-name="T8"> </text:span><text:span text:style-name="T5">int</text:span><text:span text:style-name="T8">());</text:span></text:p>
      <text:p text:style-name="P2"/>
      <text:p text:style-name="P2">Por esta otra:</text:p>
      <text:p text:style-name="P2"/>
      <text:p text:style-name="P7"><text:span text:style-name="T8">result.ShouldEqual(</text:span><text:span text:style-name="T13">341586293</text:span><text:span text:style-name="T8">);</text:span></text:p>
      <text:p text:style-name="P2"/>
      <text:p text:style-name="P2">Ejecutamos de nuevo esta ultima asercion:</text:p>
      <text:p text:style-name="P2"/>
      <text:p text:style-name="P4">------ Test started: Assembly: dddsample.specs.dll ------</text:p>
      <text:p text:style-name="P5"/>
      <text:p text:style-name="P5">when calculating the location hash code</text:p>
      <text:p text:style-name="P5">» should return the hash code</text:p>
      <text:p text:style-name="P5"/>
      <text:p text:style-name="P5"/>
      <text:p text:style-name="P5">1 passed, 0 failed, 0 skipped, took 0,70 seconds (Machine.Specifications 0.3.0).</text:p>
      <text:p text:style-name="P2"/>
      <text:p text:style-name="P2">Y ahora pasa.</text:p>
      <text:p text:style-name="P2"/>
      <text:p text:style-name="P2">Por lo tanto habriamos solucionado el problema:</text:p>
      <text:p text:style-name="P2"/>
      <text:p text:style-name="P4">------ Test started: Assembly: dddsample.specs.dll ------</text:p>
      <text:p text:style-name="P5"/>
      <text:p text:style-name="P5">when calculating the location hash code</text:p>
      <text:p text:style-name="P5">» should leverage the underlying united nations location code hash code</text:p>
      <text:p text:style-name="P5">» should leverage the underlying location name hash code</text:p>
      <text:p text:style-name="P5">» should return the hash code</text:p>
      <text:p text:style-name="P5"/>
      <text:p text:style-name="P5"/>
      <text:p text:style-name="P5">3 passed, 0 failed, 0 skipped, took 0,65 seconds (Machine.Specifications 0.3.0).</text:p>
      <text:p text:style-name="P2"/>
      <text:p text:style-name="P2">Con esta BDD_Spec:</text:p>
      <text:p text:style-name="P2"/>
      <text:p text:style-name="P7"><text:span text:style-name="T5">public</text:span><text:span text:style-name="T8"> </text:span><text:span text:style-name="T5">class</text:span><text:span text:style-name="T8"> </text:span><text:span text:style-name="T16">when_calculating_the_location_hash_code</text:span><text:span text:style-name="T8"> : </text:span><text:span text:style-name="T16">concern_for_location</text:span></text:p>
      <text:p text:style-name="P10">{</text:p>
      <text:p text:style-name="P16"><text:span text:style-name="T8"><text:s text:c="4"/></text:span><text:span text:style-name="T13">Establish</text:span><text:span text:style-name="T8"> context = () =&gt;</text:span></text:p>
      <text:p text:style-name="P10"><text:s text:c="4"/>{</text:p>
      <text:p text:style-name="P10"><text:s text:c="8"/>the_injected_united_nations_location_code</text:p>
      <text:p text:style-name="P10"><text:s text:c="11"/>.Stub(x =&gt; x.GetHashCode())</text:p>
      <text:p text:style-name="P16"><text:span text:style-name="T8"><text:s text:c="11"/>.Return(</text:span><text:span text:style-name="T13">1</text:span><text:span text:style-name="T8">);</text:span></text:p>
      <text:p text:style-name="P10"><text:s text:c="4"/>};</text:p>
      <text:p text:style-name="P10"/>
      <text:p text:style-name="P16"><text:span text:style-name="T8"><text:s text:c="4"/></text:span><text:span text:style-name="T13">Because</text:span><text:span text:style-name="T8"> of = () =&gt; result = sut.GetHashCode();</text:span></text:p>
      <text:p text:style-name="P10"><text:soft-page-break/></text:p>
      <text:p text:style-name="P16"><text:span text:style-name="T8"><text:s text:c="4"/></text:span><text:span text:style-name="T13">It</text:span><text:span text:style-name="T8"> should_leverage_the_underlying_united_nations_location_code_hash_code = () =&gt; </text:span></text:p>
      <text:p text:style-name="P10"><text:s text:c="7"/>the_injected_united_nations_location_code</text:p>
      <text:p text:style-name="P10"><text:s text:c="10"/>.received(x =&gt; x.GetHashCode());</text:p>
      <text:p text:style-name="P10"/>
      <text:p text:style-name="P16"><text:span text:style-name="T8"><text:s text:c="4"/></text:span><text:span text:style-name="T13">It</text:span><text:span text:style-name="T8"> should_leverage_the_underlying_location_name_hash_code = () =&gt;</text:span></text:p>
      <text:p text:style-name="P16"><text:span text:style-name="T8"><text:s text:c="7"/></text:span><text:span text:style-name="T8">the_injected_location_name.GetHashCode().ShouldEqual(</text:span><text:span text:style-name="T13">341572917</text:span><text:span text:style-name="T8">);</text:span></text:p>
      <text:p text:style-name="P10"><text:s text:c="4"/></text:p>
      <text:p text:style-name="P16"><text:span text:style-name="T8"><text:s text:c="4"/></text:span><text:span text:style-name="T13">It</text:span><text:span text:style-name="T8"> should_return_the_hash_code = () =&gt; result.ShouldEqual(</text:span><text:span text:style-name="T13">341586293</text:span><text:span text:style-name="T8">);</text:span></text:p>
      <text:p text:style-name="P10"><text:s text:c="8"/></text:p>
      <text:p text:style-name="P16"><text:span text:style-name="T8"><text:s text:c="4"/></text:span><text:span text:style-name="T5">static</text:span><text:span text:style-name="T8"> </text:span><text:span text:style-name="T5">int</text:span><text:span text:style-name="T8"> result;</text:span></text:p>
      <text:p text:style-name="P10">}</text:p>
      <text:p text:style-name="P2"/>
      <text:p text:style-name="P1"><text:span text:style-name="T1">DDD_Aggregate_Root Location – HashCode – Solucion 1 – Consideraciones y Mejoras</text:span>:</text:p>
      <text:p text:style-name="P2"/>
      <text:p text:style-name="P2">Ya hemos visto la mecanica para solucionar el problema, pero habria que estar seguros de que en realidad hacemos lo que queremos. Es decir, asegurarnos de que con este bloque IT:</text:p>
      <text:p text:style-name="P2"/>
      <text:p text:style-name="P16"><text:span text:style-name="T13">It</text:span><text:span text:style-name="T8"> should_leverage_the_underlying_location_name_hash_code = () =&gt;</text:span></text:p>
      <text:p text:style-name="P8"><text:span text:style-name="T8"><text:s text:c="3"/>the_injected_location_name.GetHashCode().ShouldEqual(</text:span><text:span text:style-name="T13">341572917</text:span><text:span text:style-name="T8">);</text:span></text:p>
      <text:p text:style-name="P2"/>
      <text:p text:style-name="P2">Estamos verdaderamente comprobando que:</text:p>
      <text:p text:style-name="P2"/>
      <text:p text:style-name="P5">When calculating the location hash code</text:p>
      <text:p text:style-name="P5">» It should leverage the underlying location name hash code.</text:p>
      <text:p text:style-name="P2"/>
      <text:p text:style-name="P2">Ya sabemos que de forma directa no nos es posible comprobarlo, de ahi toda esta discusion. Pero debemos estar seguros de que la forma indirecta escogida, comprueba la asercion. Y es precisamente aqui donde nos asaltan las dudas.</text:p>
      <text:p text:style-name="P2"/>
      <text:p text:style-name="P2">Por el momento, lo que estamos comprobando es que el HashCode de the_injected_location_name tiene un valor concreto. Pero eso, no supone que estemos usando ese valor en el calculo del HashCode del DDD_Aggregate_Root Location.</text:p>
      <text:p text:style-name="P2"/>
      <text:p text:style-name="P2">Si lo dejasemos tal cual esta, lo unico que estariamos potenciando es la parte de "las BDD_Specs como documentacion", ya que se leen tal cual queremos:</text:p>
      <text:p text:style-name="P2"/>
      <text:p text:style-name="P4">when calculating the location hash code</text:p>
      <text:p text:style-name="P5">» should leverage the underlying united nations location code hash code</text:p>
      <text:p text:style-name="P5">» should leverage the underlying location name hash code</text:p>
      <text:p text:style-name="P5">» should return the hash code</text:p>
      <text:p text:style-name="P2"/>
      <text:p text:style-name="P2">Pero nos quedamos muy cortos a la hora de comprobar esa segunda asercion.</text:p>
      <text:p text:style-name="P2"/>
      <text:p text:style-name="P2">Continuando con la misma filosofia expuesta en la Solucion 1, una mejora seria considerar el siguiente bloque IT:</text:p>
      <text:p text:style-name="P2"/>
      <text:p text:style-name="P7"><text:span text:style-name="T13">It</text:span><text:span text:style-name="T8"> should_leverage_the_underlying_location_name_hash_code = () =&gt;</text:span></text:p>
      <text:p text:style-name="P16"><text:span text:style-name="T7"><text:s text:c="3"/></text:span><text:span text:style-name="T8">result.ShouldEqual((</text:span><text:span text:style-name="T13">37</text:span><text:span text:style-name="T8">*</text:span><text:span text:style-name="T13">19</text:span><text:span text:style-name="T8"> + </text:span><text:span text:style-name="T13">1</text:span><text:span text:style-name="T8">)*</text:span><text:span text:style-name="T13">19</text:span><text:span text:style-name="T8"> + the_injected_location_name.GetHashCode());</text:span></text:p>
      <text:p text:style-name="P2"/>
      <text:p text:style-name="P2">En este caso perdemos algo de claridad, ya que podriamos preguntarnos que narices pintan todos eso numeros:</text:p>
      <text:p text:style-name="P2"/>
      <text:p text:style-name="P8"><text:span text:style-name="T8">(</text:span><text:span text:style-name="T13">37</text:span><text:span text:style-name="T8">*</text:span><text:span text:style-name="T13">19</text:span><text:span text:style-name="T8"> + </text:span><text:span text:style-name="T13">1</text:span><text:span text:style-name="T8">)*</text:span><text:span text:style-name="T13">19</text:span></text:p>
      <text:p text:style-name="P2"/>
      <text:p text:style-name="P2">Pero debemos recordar que estamos buscando una forma indirecta de comprobar que se produce una llamada a un metodo concreto de un objeto que esta imposibilitado para ser un mock.</text:p>
      <text:p text:style-name="P2"/>
      <text:p text:style-name="P2">Viendolo por el lado positivo, de esta forma si que comprobamos que esa llamada se produce y al mismo tiempo que el resultado de la misma es tenido en cuenta en el calculo <text:soft-page-break/>general.</text:p>
      <text:p text:style-name="P2"/>
      <text:p text:style-name="P2">Por lo tanto, si escogemos ir por este camino (SOLUCION 1), debemos utilizar esta ultima solucion.</text:p>
      <text:p text:style-name="P2"/>
      <text:p text:style-name="P2">Una forma de refinar un poco la asercion, seria precalcular el valor numerico:</text:p>
      <text:p text:style-name="P2"/>
      <text:p text:style-name="P8"><text:span text:style-name="T8">(</text:span><text:span text:style-name="T13">37</text:span><text:span text:style-name="T8">*</text:span><text:span text:style-name="T13">19</text:span><text:span text:style-name="T8"> + </text:span><text:span text:style-name="T13">1</text:span><text:span text:style-name="T8">)*</text:span><text:span text:style-name="T13">19</text:span></text:p>
      <text:p text:style-name="P2"/>
      <text:p text:style-name="P2">Y ademas invertir los sumandos:</text:p>
      <text:p text:style-name="P2"/>
      <text:p text:style-name="P8"><text:span text:style-name="T8">(</text:span><text:span text:style-name="T13">37</text:span><text:span text:style-name="T8">*</text:span><text:span text:style-name="T13">19</text:span><text:span text:style-name="T8"> + </text:span><text:span text:style-name="T13">1</text:span><text:span text:style-name="T8">)*</text:span><text:span text:style-name="T13">19</text:span><text:span text:style-name="T8"> + the_injected_location_name.GetHashCode()</text:span></text:p>
      <text:p text:style-name="P2"/>
      <text:p text:style-name="P2">De forma que el algoritmo mediante el cual lo calculamos no introduzca ruido a la asercion:</text:p>
      <text:p text:style-name="P2"/>
      <text:p text:style-name="P19">ANTES v1</text:p>
      <text:p text:style-name="P19"/>
      <text:p text:style-name="P7"><text:span text:style-name="T13">It</text:span><text:span text:style-name="T8"> should_leverage_the_underlying_location_name_hash_code = () =&gt;</text:span></text:p>
      <text:p text:style-name="P8"><text:span text:style-name="T7"><text:s text:c="3"/></text:span><text:span text:style-name="T8">result.ShouldEqual((</text:span><text:span text:style-name="T13">37</text:span><text:span text:style-name="T8">*</text:span><text:span text:style-name="T13">19</text:span><text:span text:style-name="T8"> + </text:span><text:span text:style-name="T13">1</text:span><text:span text:style-name="T8">)*</text:span><text:span text:style-name="T13">19</text:span><text:span text:style-name="T8"> + the_injected_location_name.GetHashCode());</text:span></text:p>
      <text:p text:style-name="P19"/>
      <text:p text:style-name="P19">DESPUES v2</text:p>
      <text:p text:style-name="P19"/>
      <text:p text:style-name="P7"><text:span text:style-name="T13">It</text:span><text:span text:style-name="T8"> should_leverage_the_underlying_location_name_hash_code = () =&gt;</text:span></text:p>
      <text:p text:style-name="P16"><text:span text:style-name="T8"><text:s text:c="3"/>result.ShouldEqual(the_injected_location_name.GetHashCode() + </text:span><text:span text:style-name="T13">13376</text:span><text:span text:style-name="T8">);</text:span></text:p>
      <text:p text:style-name="P2"/>
      <text:p text:style-name="P2"/>
      <text:p text:style-name="P2">En nuestra opinion la v1 se lee como "El resultado debe ser igual a":</text:p>
      <text:p text:style-name="P2"/>
      <text:list xml:id="list31498245" text:style-name="L6">
        <text:list-item>
          <text:p text:style-name="P25">Unos numeros que no entiendo</text:p>
        </text:list-item>
        <text:list-item>
          <text:p text:style-name="P25">MULTIPLICADOS POR</text:p>
        </text:list-item>
        <text:list-item>
          <text:p text:style-name="P25">Diecinueve</text:p>
        </text:list-item>
        <text:list-item>
          <text:p text:style-name="P25">SUMADOS A</text:p>
        </text:list-item>
        <text:list-item>
          <text:p text:style-name="P25">El HashCode del nombre (LO QUE NOS INTERESA)</text:p>
        </text:list-item>
      </text:list>
      <text:p text:style-name="P2"/>
      <text:p text:style-name="P2">Mientra que la v2 es mucho mas clara ya que se lee como "El resultado debe ser igual a":</text:p>
      <text:p text:style-name="P2"/>
      <text:list xml:id="list31491301" text:style-name="L7">
        <text:list-item>
          <text:p text:style-name="P26">El HashCode del nombre (LO QUE NOS INTERESA)</text:p>
        </text:list-item>
        <text:list-item>
          <text:p text:style-name="P26">MAS un numero.</text:p>
        </text:list-item>
      </text:list>
      <text:p text:style-name="P2"/>
      <text:p text:style-name="P2">Esta es una solucion pragmatica para un problema grave y que por desgracia nos encontraremos muchisimas veces. La ventaja es que no incurrimos en ningun tipo de sobreingenieria, uno de los grandes males de la informatica. La desventaja es que no estamos siendo fieles al BDD ya que el componente de diseño del mismo nos esta gritando que hay algo que estamos haciendo mal.</text:p>
      <text:p text:style-name="P2"/>
      <text:p text:style-name="P3"><text:span text:style-name="T1">DDD_Aggregate_Root Location – HashCode – Solucion 2</text:span>:</text:p>
      <text:p text:style-name="P2"/>
      <text:p text:style-name="P2">Antes de acometer esta Solucion 2, vamos a glosar todos los avisos que nos iba proporcionando la traduccion a codigo de nuestra BDD_Spec:</text:p>
      <text:p text:style-name="P2"/>
      <text:p text:style-name="P2">Primero: Mientras convertiamos a codigo la segunda asercion a traves del segundo bloque IT:</text:p>
      <text:p text:style-name="P2"/>
      <text:p text:style-name="P15"><text:span text:style-name="T13">It</text:span><text:span text:style-name="T8"> should_leverage_the_underlying_location_name_hash_code = () =&gt;</text:span></text:p>
      <text:p text:style-name="P10"><text:s text:c="3"/>the_injected_location_name</text:p>
      <text:p text:style-name="P10"><text:s text:c="6"/>.received(x =&gt; x.GetHashCode());</text:p>
      <text:p text:style-name="P2"/>
      <text:p text:style-name="P2">PROBLEMA: the_injected_location_name es un string y por tanto no podemos tratarlo como un Mock.</text:p>
      <text:p text:style-name="P2"/>
      <text:p text:style-name="P2"><text:soft-page-break/>Segundo: En el bloque ESTABLISH el siguiente mock va a fallar por la misma razon que antes:</text:p>
      <text:p text:style-name="P2"/>
      <text:p text:style-name="P15"><text:span text:style-name="T13">Establish</text:span><text:span text:style-name="T8"> context = () =&gt;</text:span></text:p>
      <text:p text:style-name="P10">{</text:p>
      <text:p text:style-name="P10"><text:s text:c="4"/>(....)</text:p>
      <text:p text:style-name="P10"><text:s text:c="4"/></text:p>
      <text:p text:style-name="P10"><text:s text:c="4"/>the_injected_location_name</text:p>
      <text:p text:style-name="P10"><text:s text:c="7"/>.Stub(x =&gt; x.GetHashCode())</text:p>
      <text:p text:style-name="P16"><text:span text:style-name="T8"><text:s text:c="7"/>.Return(</text:span><text:span text:style-name="T13">2</text:span><text:span text:style-name="T8">);</text:span></text:p>
      <text:p text:style-name="P10">};</text:p>
      <text:p text:style-name="P2"/>
      <text:p text:style-name="P2">PROBLEMA: the_injected_location_name es un string y por tanto no podemos tratarlo como un Mock.</text:p>
      <text:p text:style-name="P2"/>
      <text:p text:style-name="P2">Tercero: Al ejecutar la BDD_Spec a la espera de nuestro fallo deseado (Method Not Implemented), nos llevamos la siguiente sorpresa:</text:p>
      <text:p text:style-name="P2"/>
      <text:p text:style-name="P5">System.InvalidOperationException: The object 'Location Name Test' is not a mocked object.</text:p>
      <text:p text:style-name="P2"/>
      <text:p text:style-name="P2">PROBLEMA: Teniendo en cuenta que "Location Name Test" es el valor de nuestro the_injected_location_name, el mensaje que recibimos podria ser interpretado como "the_injected_location_name es un string y por tanto no podemos tratarlo como un Mock".</text:p>
      <text:p text:style-name="P2"/>
      <text:p text:style-name="P2">Es decir, el mismo problema en los tres avisos.</text:p>
      <text:p text:style-name="P2"/>
      <text:p text:style-name="P2">Y ahora viene la pregunta: ¿Que nos impide solucionar el problema desde la base? ¿Acaso el BDD no permite diseñar el sistema tal y como uno quiere?</text:p>
      <text:p text:style-name="P2"/>
      <text:p text:style-name="P2">Las respuesta a estas preguntas conforman la Solucion 2.</text:p>
      <text:p text:style-name="P2"/>
      <text:p text:style-name="P2"/>
      <text:p text:style-name="P3"><text:span text:style-name="T1">DDD_Aggregate_Root Location – HashCode – Preparando el codigo para la Solucion 2</text:span>:</text:p>
      <text:p text:style-name="P2"/>
      <text:p text:style-name="P2">Empezaremos alejandonos todavia mas de la solucion propuesta por el codigo original java, y tal y como ya hicimos cuando creamos Idate, vamos a crear el DDD_Value_Object IlocationName.</text:p>
      <text:p text:style-name="P2"/>
      <text:p text:style-name="P2">Para ello, crearemos la siguiente interface:</text:p>
      <text:p text:style-name="P2"/>
      <text:p text:style-name="P7"><text:span text:style-name="T5">public</text:span><text:span text:style-name="T8"> </text:span><text:span text:style-name="T5">interface</text:span><text:span text:style-name="T8"> </text:span><text:span text:style-name="T13">ILocationName</text:span><text:span text:style-name="T8"> : </text:span><text:span text:style-name="T13">IValueObject</text:span><text:span text:style-name="T8">&lt;</text:span><text:span text:style-name="T13">ILocationName</text:span><text:span text:style-name="T8">&gt;{}</text:span></text:p>
      <text:p text:style-name="P2"/>
      <text:p text:style-name="P2">Ya sabemos que no nos hace falta, por el momento, crear la implementacion de esta interface, pero si decidiesemos hacerlo, este seria el esqueleto:</text:p>
      <text:p text:style-name="P2"/>
      <text:p text:style-name="P7"><text:span text:style-name="T5">public</text:span><text:span text:style-name="T8"> </text:span><text:span text:style-name="T5">class</text:span><text:span text:style-name="T8"> </text:span><text:span text:style-name="T16">LocationName</text:span><text:span text:style-name="T8"> : </text:span><text:span text:style-name="T13">ILocationName</text:span></text:p>
      <text:p text:style-name="P10">{</text:p>
      <text:p text:style-name="P16"><text:span text:style-name="T8"><text:s text:c="4"/></text:span><text:span text:style-name="T5">public</text:span><text:span text:style-name="T8"> </text:span><text:span text:style-name="T5">bool</text:span><text:span text:style-name="T8"> has_the_same_value_as(</text:span><text:span text:style-name="T13">ILocationName</text:span><text:span text:style-name="T8"> the_other_value_object)</text:span></text:p>
      <text:p text:style-name="P10"><text:s text:c="4"/>{</text:p>
      <text:p text:style-name="P16"><text:span text:style-name="T8"><text:s text:c="8"/></text:span><text:span text:style-name="T5">throw</text:span><text:span text:style-name="T8"> </text:span><text:span text:style-name="T5">new</text:span><text:span text:style-name="T8"> </text:span><text:span text:style-name="T18">NotImplementedException</text:span><text:span text:style-name="T10">();</text:span></text:p>
      <text:p text:style-name="P13"><text:s text:c="4"/>}</text:p>
      <text:p text:style-name="P13">}</text:p>
      <text:p text:style-name="P2"/>
      <text:p text:style-name="P2">Ahora vamos a retomar la BDD_Spec original (anterior a la Solucion 1):</text:p>
      <text:p text:style-name="P2"/>
      <text:p text:style-name="P15"><text:span text:style-name="T5">public</text:span><text:span text:style-name="T8"> </text:span><text:span text:style-name="T5">class</text:span><text:span text:style-name="T8"> </text:span><text:span text:style-name="T16">when_calculating_the_location_hash_code</text:span><text:span text:style-name="T8"> : </text:span><text:span text:style-name="T16">concern_for_location</text:span></text:p>
      <text:p text:style-name="P10">{</text:p>
      <text:p text:style-name="P16"><text:span text:style-name="T8"><text:s text:c="4"/></text:span><text:span text:style-name="T13">Establish</text:span><text:span text:style-name="T8"> context = () =&gt;</text:span></text:p>
      <text:p text:style-name="P10"><text:s text:c="4"/>{</text:p>
      <text:p text:style-name="P10"><text:s text:c="8"/>the_injected_united_nations_location_code</text:p>
      <text:p text:style-name="P10"><text:s text:c="11"/>.Stub(x =&gt; x.GetHashCode())</text:p>
      <text:p text:style-name="P16"><text:soft-page-break/><text:span text:style-name="T8"><text:s text:c="11"/>.Return(</text:span><text:span text:style-name="T13">1</text:span><text:span text:style-name="T8">);</text:span></text:p>
      <text:p text:style-name="P10"/>
      <text:p text:style-name="P10"><text:s text:c="8"/>the_injected_location_name</text:p>
      <text:p text:style-name="P10"><text:s text:c="11"/>.Stub(x =&gt; x.GetHashCode())</text:p>
      <text:p text:style-name="P16"><text:span text:style-name="T8"><text:s text:c="11"/>.Return(</text:span><text:span text:style-name="T13">2</text:span><text:span text:style-name="T8">);</text:span></text:p>
      <text:p text:style-name="P10"><text:s text:c="4"/>};</text:p>
      <text:p text:style-name="P10"/>
      <text:p text:style-name="P16"><text:span text:style-name="T8"><text:s text:c="4"/></text:span><text:span text:style-name="T13">Because</text:span><text:span text:style-name="T8"> of = () =&gt; result = sut.GetHashCode();</text:span></text:p>
      <text:p text:style-name="P10"/>
      <text:p text:style-name="P16"><text:span text:style-name="T8"><text:s text:c="4"/></text:span><text:span text:style-name="T13">It</text:span><text:span text:style-name="T8"> should_leverage_the_underlying_united_nations_location_code_hash_code = () =&gt; </text:span></text:p>
      <text:p text:style-name="P10"><text:s text:c="7"/>the_injected_united_nations_location_code</text:p>
      <text:p text:style-name="P10"><text:s text:c="10"/>.received(x =&gt; x.GetHashCode());</text:p>
      <text:p text:style-name="P10"/>
      <text:p text:style-name="P16"><text:span text:style-name="T8"><text:s text:c="4"/></text:span><text:span text:style-name="T13">It</text:span><text:span text:style-name="T8"> should_leverage_the_underlying_location_name_hash_code = () =&gt;</text:span></text:p>
      <text:p text:style-name="P10"><text:s text:c="8"/>the_injected_location_name</text:p>
      <text:p text:style-name="P10"><text:s text:c="11"/>.received(x =&gt; x.GetHashCode());</text:p>
      <text:p text:style-name="P10"><text:s text:c="4"/></text:p>
      <text:p text:style-name="P16"><text:span text:style-name="T8"><text:s text:c="4"/></text:span><text:span text:style-name="T13">It</text:span><text:span text:style-name="T8"> should_return_the_hash_code = () =&gt; result.ShouldEqual(</text:span><text:span text:style-name="T5">new</text:span><text:span text:style-name="T8"> </text:span><text:span text:style-name="T5">int</text:span><text:span text:style-name="T8">());</text:span></text:p>
      <text:p text:style-name="P10"><text:s text:c="8"/></text:p>
      <text:p text:style-name="P16"><text:span text:style-name="T8"><text:s text:c="4"/></text:span><text:span text:style-name="T5">static</text:span><text:span text:style-name="T8"> </text:span><text:span text:style-name="T5">int</text:span><text:span text:style-name="T8"> result;</text:span></text:p>
      <text:p text:style-name="P10">}</text:p>
      <text:p text:style-name="P2"/>
      <text:p text:style-name="P2">Necesitamos que cuando invocamos GetHashCode() en the_injected_location_name, invoquemos el GetHashCode() de la interface IlocationName, por lo tanto añadimos el metodo a la interface:</text:p>
      <text:p text:style-name="P2"/>
      <text:p text:style-name="P7"><text:span text:style-name="T5">public</text:span><text:span text:style-name="T8"> </text:span><text:span text:style-name="T5">interface</text:span><text:span text:style-name="T8"> </text:span><text:span text:style-name="T13">ILocationName</text:span><text:span text:style-name="T8"> : </text:span><text:span text:style-name="T13">IValueObject</text:span><text:span text:style-name="T8">&lt;</text:span><text:span text:style-name="T13">ILocationName</text:span><text:span text:style-name="T8">&gt;</text:span></text:p>
      <text:p text:style-name="P10">{</text:p>
      <text:p text:style-name="P16"><text:span text:style-name="T8"><text:s text:c="4"/></text:span><text:span text:style-name="T5">int</text:span><text:span text:style-name="T8"> GetHashCode();</text:span></text:p>
      <text:p text:style-name="P10">}</text:p>
      <text:p text:style-name="P2"/>
      <text:p text:style-name="P2">Pero con esto no basta ya que en concern_for_location al crear the_injected_location_name debemos usar el tipo ILocationName y no el tipo string con todo lo que implica. Vemos esto en este antes/despues con las lineas que cambian en cursiva:</text:p>
      <text:p text:style-name="P2"/>
      <text:p text:style-name="P6">ANTES</text:p>
      <text:p text:style-name="P6"/>
      <text:p text:style-name="P7"><text:span text:style-name="T5">public</text:span><text:span text:style-name="T8"> </text:span><text:span text:style-name="T5">abstract</text:span><text:span text:style-name="T8"> </text:span><text:span text:style-name="T5">class</text:span><text:span text:style-name="T8"> </text:span><text:span text:style-name="T16">concern_for_location</text:span><text:span text:style-name="T8"> : </text:span><text:span text:style-name="T16">Observes</text:span><text:span text:style-name="T8">&lt;</text:span><text:span text:style-name="T13">ILocation</text:span><text:span text:style-name="T8">, </text:span><text:span text:style-name="T16">Location</text:span><text:span text:style-name="T8">&gt;</text:span></text:p>
      <text:p text:style-name="P10">{</text:p>
      <text:p text:style-name="P16"><text:span text:style-name="T8"><text:s text:c="4"/></text:span><text:span text:style-name="T13">Establish</text:span><text:span text:style-name="T8"> context = () =&gt;</text:span></text:p>
      <text:p text:style-name="P10"><text:s text:c="4"/>{</text:p>
      <text:p text:style-name="P16"><text:span text:style-name="T8"><text:s text:c="8"/>the_injected_united_nations_location_code = an&lt;</text:span><text:span text:style-name="T13">IUnitedNationsLocationCode</text:span><text:span text:style-name="T8">&gt;();</text:span></text:p>
      <text:p text:style-name="P16"><text:span text:style-name="T8"><text:s text:c="8"/></text:span><text:span text:style-name="T9">the_injected_location_name = </text:span><text:span text:style-name="T14">"Location Name Test"</text:span><text:span text:style-name="T9">;</text:span></text:p>
      <text:p text:style-name="P16"><text:span text:style-name="T8"><text:s text:c="8"/>the_location_factory = </text:span><text:span text:style-name="T5">new</text:span><text:span text:style-name="T8"> </text:span><text:span text:style-name="T16">LocationAggregateFactory</text:span><text:span text:style-name="T8">();</text:span></text:p>
      <text:p text:style-name="P10"/>
      <text:p text:style-name="P10"><text:s text:c="8"/>create_sut_using(() =&gt; </text:p>
      <text:p text:style-name="P10"><text:s text:c="11"/>the_location_factory</text:p>
      <text:p text:style-name="P10"><text:s text:c="14"/>.create_location_using(the_injected_united_nations_location_code, </text:p>
      <text:p text:style-name="P10"><text:s text:c="37"/>the_injected_location_name));</text:p>
      <text:p text:style-name="P10"><text:s text:c="4"/>};</text:p>
      <text:p text:style-name="P10"/>
      <text:p text:style-name="P16"><text:span text:style-name="T8"><text:s text:c="4"/></text:span><text:span text:style-name="T5">static</text:span><text:span text:style-name="T8"> </text:span><text:span text:style-name="T5">protected</text:span><text:span text:style-name="T8"> </text:span><text:span text:style-name="T13">IUnitedNationsLocationCode</text:span><text:span text:style-name="T8"> </text:span></text:p>
      <text:p text:style-name="P10"><text:s text:c="24"/>the_injected_united_nations_location_code;</text:p>
      <text:p text:style-name="P16"><text:span text:style-name="T8"><text:s text:c="4"/></text:span><text:span text:style-name="T6">static</text:span><text:span text:style-name="T9"> </text:span><text:span text:style-name="T6">protected</text:span><text:span text:style-name="T9"> </text:span><text:span text:style-name="T6">string</text:span><text:span text:style-name="T9"> the_injected_location_name;</text:span></text:p>
      <text:p text:style-name="P16"><text:span text:style-name="T8"><text:s text:c="4"/></text:span><text:span text:style-name="T5">static</text:span><text:span text:style-name="T8"> </text:span><text:span text:style-name="T13">ILocationFactory</text:span><text:span text:style-name="T8"> the_location_factory;</text:span></text:p>
      <text:p text:style-name="P10">}</text:p>
      <text:p text:style-name="P10"/>
      <text:p text:style-name="P6">DESPUES</text:p>
      <text:p text:style-name="P6"/>
      <text:p text:style-name="P14"><text:span text:style-name="T3">public</text:span><text:span text:style-name="T17"> </text:span><text:span text:style-name="T3">abstract</text:span><text:span text:style-name="T17"> </text:span><text:span text:style-name="T3">class</text:span><text:span text:style-name="T17"> </text:span><text:span text:style-name="T15">concern_for_location</text:span><text:span text:style-name="T17"> : </text:span><text:span text:style-name="T15">Observes</text:span><text:span text:style-name="T17">&lt;</text:span><text:span text:style-name="T11">ILocation</text:span><text:span text:style-name="T17">, </text:span><text:span text:style-name="T15">Location</text:span><text:span text:style-name="T17">&gt;</text:span></text:p>
      <text:p text:style-name="P10">{</text:p>
      <text:p text:style-name="P16"><text:span text:style-name="T8"><text:s text:c="4"/></text:span><text:span text:style-name="T13">Establish</text:span><text:span text:style-name="T8"> context = () =&gt;</text:span></text:p>
      <text:p text:style-name="P10"><text:soft-page-break/><text:s text:c="4"/>{</text:p>
      <text:p text:style-name="P16"><text:span text:style-name="T8"><text:s text:c="8"/>the_injected_united_nations_location_code = an&lt;</text:span><text:span text:style-name="T13">IUnitedNationsLocationCode</text:span><text:span text:style-name="T8">&gt;();</text:span></text:p>
      <text:p text:style-name="P16"><text:span text:style-name="T8"><text:s text:c="8"/></text:span><text:span text:style-name="T9">the_injected_location_name = an&lt;</text:span><text:span text:style-name="T14">ILocationName</text:span><text:span text:style-name="T9">&gt;();</text:span></text:p>
      <text:p text:style-name="P16"><text:span text:style-name="T8"><text:s text:c="8"/>the_location_factory = </text:span><text:span text:style-name="T5">new</text:span><text:span text:style-name="T8"> </text:span><text:span text:style-name="T16">LocationAggregateFactory</text:span><text:span text:style-name="T8">();</text:span></text:p>
      <text:p text:style-name="P10"/>
      <text:p text:style-name="P10"><text:s text:c="8"/>create_sut_using(() =&gt; </text:p>
      <text:p text:style-name="P10"><text:s text:c="11"/>the_location_factory</text:p>
      <text:p text:style-name="P10"><text:s text:c="14"/>.create_location_using(the_injected_united_nations_location_code, </text:p>
      <text:p text:style-name="P10"><text:s text:c="37"/>the_injected_location_name));</text:p>
      <text:p text:style-name="P10"><text:s text:c="4"/>};</text:p>
      <text:p text:style-name="P10"/>
      <text:p text:style-name="P16"><text:span text:style-name="T8"><text:s text:c="4"/></text:span><text:span text:style-name="T5">static</text:span><text:span text:style-name="T8"> </text:span><text:span text:style-name="T5">protected</text:span><text:span text:style-name="T8"> </text:span><text:span text:style-name="T13">IUnitedNationsLocationCode</text:span><text:span text:style-name="T8"> </text:span></text:p>
      <text:p text:style-name="P10"><text:s text:c="24"/>the_injected_united_nations_location_code;</text:p>
      <text:p text:style-name="P16"><text:span text:style-name="T8"><text:s text:c="4"/></text:span><text:span text:style-name="T6">static</text:span><text:span text:style-name="T9"> </text:span><text:span text:style-name="T6">protected</text:span><text:span text:style-name="T9"> </text:span><text:span text:style-name="T14">ILocationName</text:span><text:span text:style-name="T9"> the_injected_location_name;</text:span></text:p>
      <text:p text:style-name="P16"><text:span text:style-name="T8"><text:s text:c="4"/></text:span><text:span text:style-name="T5">static</text:span><text:span text:style-name="T8"> </text:span><text:span text:style-name="T13">ILocationFactory</text:span><text:span text:style-name="T8"> the_location_factory;</text:span></text:p>
      <text:p text:style-name="P10">}</text:p>
      <text:p text:style-name="P2"/>
      <text:p text:style-name="P2">Pero esto nos genera el siguiente problema. La DDD_Factory IlocationFactory espera los siguientes argumentos:</text:p>
      <text:p text:style-name="P2"/>
      <text:p text:style-name="P7"><text:span text:style-name="T5">public</text:span><text:span text:style-name="T8"> </text:span><text:span text:style-name="T5">interface</text:span><text:span text:style-name="T8"> </text:span><text:span text:style-name="T13">ILocationFactory</text:span></text:p>
      <text:p text:style-name="P10">{</text:p>
      <text:p text:style-name="P16"><text:span text:style-name="T8"><text:s text:c="4"/></text:span><text:span text:style-name="T13">ILocation</text:span><text:span text:style-name="T8"> create_location_using(</text:span></text:p>
      <text:p text:style-name="P16"><text:span text:style-name="T8"><text:s text:c="17"/></text:span><text:span text:style-name="T13">IUnitedNationsLocationCode</text:span><text:span text:style-name="T8"> the_united_nations_location_code, </text:span></text:p>
      <text:p text:style-name="P16"><text:span text:style-name="T8"><text:s text:c="17"/></text:span><text:span text:style-name="T6">string</text:span><text:span text:style-name="T9"> the_location_name</text:span><text:span text:style-name="T8">);</text:span></text:p>
      <text:p text:style-name="P10">}</text:p>
      <text:p text:style-name="P2"/>
      <text:p text:style-name="P2">Por lo tanto debemos cambiarlos por:</text:p>
      <text:p text:style-name="P2"/>
      <text:p text:style-name="P7"><text:span text:style-name="T5">public</text:span><text:span text:style-name="T8"> </text:span><text:span text:style-name="T5">interface</text:span><text:span text:style-name="T8"> </text:span><text:span text:style-name="T13">ILocationFactory</text:span></text:p>
      <text:p text:style-name="P10">{</text:p>
      <text:p text:style-name="P16"><text:span text:style-name="T8"><text:s text:c="4"/></text:span><text:span text:style-name="T13">ILocation</text:span><text:span text:style-name="T8"> create_location_using(</text:span></text:p>
      <text:p text:style-name="P16"><text:span text:style-name="T8"><text:s text:c="17"/></text:span><text:span text:style-name="T13">IUnitedNationsLocationCode</text:span><text:span text:style-name="T8"> the_united_nations_location_code, </text:span></text:p>
      <text:p text:style-name="P16"><text:span text:style-name="T8"><text:s text:c="17"/></text:span><text:span text:style-name="T14">ILocationName</text:span><text:span text:style-name="T9"> the_location_name</text:span><text:span text:style-name="T8">);</text:span></text:p>
      <text:p text:style-name="P10">}</text:p>
      <text:p text:style-name="P2"/>
      <text:p text:style-name="P2">Lo que nos obliga a cambiar su implementacion a:</text:p>
      <text:p text:style-name="P2"/>
      <text:p text:style-name="P7"><text:span text:style-name="T5">public</text:span><text:span text:style-name="T8"> </text:span><text:span text:style-name="T5">class</text:span><text:span text:style-name="T8"> </text:span><text:span text:style-name="T16">LocationAggregateFactory</text:span><text:span text:style-name="T8"> : </text:span><text:span text:style-name="T13">ILocationFactory</text:span></text:p>
      <text:p text:style-name="P10">{</text:p>
      <text:p text:style-name="P16"><text:span text:style-name="T8"><text:s text:c="4"/></text:span><text:span text:style-name="T5">public</text:span><text:span text:style-name="T8"> </text:span><text:span text:style-name="T13">ILocation</text:span><text:span text:style-name="T8"> create_location_using(</text:span></text:p>
      <text:p text:style-name="P16"><text:span text:style-name="T8"><text:s text:c="24"/></text:span><text:span text:style-name="T13">IUnitedNationsLocationCode</text:span><text:span text:style-name="T8"> the_united_nations_location_code, </text:span></text:p>
      <text:p text:style-name="P16"><text:span text:style-name="T8"><text:s text:c="24"/></text:span><text:span text:style-name="T14">ILocationName</text:span><text:span text:style-name="T9"> the_location_name</text:span><text:span text:style-name="T8">)</text:span></text:p>
      <text:p text:style-name="P10"><text:s text:c="4"/>{ (....) }</text:p>
      <text:p text:style-name="P10">}</text:p>
      <text:p text:style-name="P2"/>
      <text:p text:style-name="P2">Y hasta aqui podriamos llegar.</text:p>
      <text:p text:style-name="P2"/>
      <text:p text:style-name="P2">Todavia necesitamos hacer algunos cambios mas que poco aportan a la comprension de la solucion 2. Se trata de cambios concretos en la implementacion de las clases afectadas para acomodarlas a los nuevos requerimientos. La unica razon por la que hemos decidido documentarlos es para poder ilustrar que antes de ejcutar/crear nuevas BDD_Specs (en concreto, la relativa a la Solucion 2), debemos acondicionar el sistema para es cambio y tambione debemos cerciorarnos de que todas nuestras BDD_Specs funcionan tras esos cambios, ya que las BDD_Specs son nuestra red de seguridad que confirman que las nuevas caracteristicas no afectan a todo lo que hemos progrmado hasta ahora.</text:p>
      <text:p text:style-name="P2"/>
      <text:p text:style-name="P2">Continuamos con este proceso.</text:p>
      <text:p text:style-name="P2"/>
      <text:p text:style-name="P2">En la implementacion del metodo create_locations_using() de la DDD_Factory IlocationFactory, necesitamos hacer <text:s/>dos cambios mas:</text:p>
      <text:p text:style-name="P2"/>
      <text:p text:style-name="P2"><text:soft-page-break/>El primer cambio lo podemos ver en el siguiente codigo:</text:p>
      <text:p text:style-name="P2"/>
      <text:p text:style-name="P15"><text:span text:style-name="T5">if</text:span><text:span text:style-name="T8"> (</text:span><text:span text:style-name="T16">String</text:span><text:span text:style-name="T8">.IsNullOrEmpty(the_location_name.</text:span><text:span text:style-name="T19">name</text:span><text:span text:style-name="T8">()))</text:span></text:p>
      <text:p text:style-name="P16"><text:span text:style-name="T8"><text:s text:c="3"/></text:span><text:span text:style-name="T5">throw</text:span><text:span text:style-name="T8"> </text:span><text:span text:style-name="T5">new</text:span><text:span text:style-name="T8"> </text:span><text:span text:style-name="T16">ArgumentNullException</text:span><text:span text:style-name="T8">(</text:span><text:span text:style-name="T13">"the_location_name"</text:span><text:span text:style-name="T8">, </text:span><text:span text:style-name="T13">"Invariant Violated: ...."</text:span><text:span text:style-name="T8">);</text:span></text:p>
      <text:p text:style-name="P2"/>
      <text:p text:style-name="P2">Con esto, devolveriamos la representacion del nombre (el string). Que este en rojo no deberia suponer un problema. Hemos basado toda nuestra metodologia de diseño en ir solucionando el codigo rojo. Sin embargo, en este caso, no nos convence. </text:p>
      <text:p text:style-name="P2"/>
      <text:p text:style-name="P2">Hemos creado un nuevo DDD_Value_Object, IlocationName. Por lo tanto, creemos que ya no tiene sentido hacer esa comprobacion en la DDD_Factory. LA comprobacion que deberiamos hacer, en cambio seria:</text:p>
      <text:p text:style-name="P2"/>
      <text:p text:style-name="P7"><text:span text:style-name="T5">if</text:span><text:span text:style-name="T8"> (the_location_name == </text:span><text:span text:style-name="T5">null</text:span><text:span text:style-name="T8">)</text:span></text:p>
      <text:p text:style-name="P16"><text:span text:style-name="T8"><text:s text:c="3"/></text:span><text:span text:style-name="T5">throw</text:span><text:span text:style-name="T8"> </text:span><text:span text:style-name="T5">new</text:span><text:span text:style-name="T8"> </text:span><text:span text:style-name="T16">ArgumentNullException</text:span><text:span text:style-name="T8">(</text:span><text:span text:style-name="T13">"the_location_name"</text:span><text:span text:style-name="T8">, </text:span><text:span text:style-name="T13">"Invariant Violated: ...."</text:span><text:span text:style-name="T8">);</text:span></text:p>
      <text:p text:style-name="P2"/>
      <text:p text:style-name="P2">Fijemonos por un instante en la parte que cambia:</text:p>
      <text:p text:style-name="P2"/>
      <text:p text:style-name="P6">ANTES</text:p>
      <text:p text:style-name="P6"/>
      <text:p text:style-name="P7"><text:span text:style-name="T5">if</text:span><text:span text:style-name="T8"> (</text:span><text:span text:style-name="T16">String</text:span><text:span text:style-name="T8">.IsNullOrEmpty(the_location_name.</text:span><text:span text:style-name="T19">name</text:span><text:span text:style-name="T8">()))</text:span></text:p>
      <text:p text:style-name="P6"/>
      <text:p text:style-name="P6">DESPUES</text:p>
      <text:p text:style-name="P6"/>
      <text:p text:style-name="P7"><text:span text:style-name="T5">if</text:span><text:span text:style-name="T8"> (the_location_name == </text:span><text:span text:style-name="T5">null</text:span><text:span text:style-name="T8">)</text:span></text:p>
      <text:p text:style-name="P2"/>
      <text:p text:style-name="P2">Antes comprobabamos que un metodo de una instancia de un DDD_Value_Object IlocationName que devuelve un string, no sea ni nulo ni sea la cadena vacia. Esta comprobacion hay que hacerla, pero no en esta DDD_Factory sino que deberiamos tener unas nuevas BDD_Specs relativas al recien creado DDD_Value_Object IlocationNAme que se encargasen de ello, de forma que probablemente necesitemos otra DDD_Factory que se podria llamar IlocationNAmeFactory donde se comprueben las invariantes relativas al proceso de contruccion de un DDD_Value_Object IlocationName. Ese es su sitio. Ahi es donde debe residir ese comportamiento/responsabilidad.</text:p>
      <text:p text:style-name="P2"/>
      <text:p text:style-name="P2">En la parte del "Despues" comprobamos que la instancia del DDD_Value_Object IlocationName sea correcta. Esa es el comportamiento/responsabilidad de la que debe encargarse la DDD_Factory IlocationFActory. Por lo tanto no nos queda otra que variar las BDD_Sepcs ya existentes. Es decir, estas dos BDD_Specs:</text:p>
      <text:p text:style-name="P2"/>
      <text:p text:style-name="P4">When attempting to inject a null location name into the location factory</text:p>
      <text:p text:style-name="P5">» It should throw a null argument exception.</text:p>
      <text:p text:style-name="P5">» It should throw an invariant violated exception message.</text:p>
      <text:p text:style-name="P5"/>
      <text:p text:style-name="P5">When attempting to inject an empty location name into the location factory</text:p>
      <text:p text:style-name="P5">» It should throw a null argument exception.</text:p>
      <text:p text:style-name="P5">» It should throw an invariant violated exception message.</text:p>
      <text:p text:style-name="P2"/>
      <text:p text:style-name="P2">Ahora carecen de sentido en este contexto. Serian las BDD_Specs del "Antes", y de alguna forma se transformaran en dos BDD_Specs que definan el comportamiento del DDD_Value_Object IlocationName.</text:p>
      <text:p text:style-name="P2"/>
      <text:p text:style-name="P2">Pero lo que mas nos interesa en estos momentos es saber cual seria la BDD_Spec del "Despues". Pues bien, aqui la tenemos:</text:p>
      <text:p text:style-name="P2"/>
      <text:p text:style-name="P4">When attempting to inject a null location name into the location factory</text:p>
      <text:p text:style-name="P5">» It should throw a null argument exception.</text:p>
      <text:p text:style-name="P4">» It should throw an invariant violated exception message.</text:p>
      <text:p text:style-name="P2"/>
      <text:p text:style-name="P2">Esta si que define perfectamente el comportamiento que queremos obtener.</text:p>
      <text:p text:style-name="P2"/>
      <text:p text:style-name="P2">Antes de explicar cual es el segundo cambio necesario en la implementacion de la DDD_Factory ILocationFactory, no podemos evitar volver a destacar, que todo este <text:soft-page-break/>razonamiento, provocado por el uso del BDD, responde unica y exclusivamente al DISEÑO. Lo repetiremos hasta la saciedad, cuando practicas BDD, estas DISEÑANDO y REDISEÑANDO constantemente.</text:p>
      <text:p text:style-name="P2"/>
      <text:p text:style-name="P2">El segundo cambio necesario es el relativo a esta linea de codigo:</text:p>
      <text:p text:style-name="P2"/>
      <text:p text:style-name="P7"><text:span text:style-name="T5">return</text:span><text:span text:style-name="T8"> </text:span><text:span text:style-name="T5">new</text:span><text:span text:style-name="T8"> </text:span><text:span text:style-name="T16">Location</text:span><text:span text:style-name="T8">(the_united_nations_location_code, the_location_name);</text:span></text:p>
      <text:p text:style-name="P2"/>
      <text:p text:style-name="P2">El constructorque invoca espera que "the_location_name" sea un string, en lugar de un IlocationName que es lo que nosotros pretendemos.</text:p>
      <text:p text:style-name="P2"/>
      <text:p text:style-name="P2">Por lo tanto, necesitamos cambiar la signatura del Constructor de la clase Location, para que admita un DDD_Value_Object IlocationName en vez de un tipo primitivo string. El cambio es muy sencillo, tal y como se ilustra aqui:</text:p>
      <text:p text:style-name="P2"/>
      <text:p text:style-name="P7"><text:span text:style-name="T5">internal</text:span><text:span text:style-name="T8"> Location(</text:span><text:span text:style-name="T13">IUnitedNationsLocationCode</text:span><text:span text:style-name="T8"> the_united_nations_location_code, </text:span></text:p>
      <text:p text:style-name="P7"><text:span text:style-name="T8"><text:s text:c="18"/></text:span><text:span text:style-name="T14">ILocationName</text:span><text:span text:style-name="T9"> the_injected_location_name</text:span><text:span text:style-name="T8">)</text:span></text:p>
      <text:p text:style-name="P10">{</text:p>
      <text:p text:style-name="P10"><text:s text:c="4"/>underlying_united_nations_location_code = the_united_nations_location_code;</text:p>
      <text:p text:style-name="P10"><text:s text:c="4"/>underlying_location_name = the_injected_location_name;</text:p>
      <text:p text:style-name="P18">}</text:p>
      <text:p text:style-name="P2"/>
      <text:p text:style-name="P2">Al hacer este cambio, nos encontramos con el problema de que underlying_location_name es de tipo string. Por lo tanto tambien debemos cambiar su tipo a IlocationName:</text:p>
      <text:p text:style-name="P2"/>
      <text:p text:style-name="P7"><text:span text:style-name="T5">public</text:span><text:span text:style-name="T8"> </text:span><text:span text:style-name="T5">class</text:span><text:span text:style-name="T8"> </text:span><text:span text:style-name="T16">Location</text:span><text:span text:style-name="T8"> : </text:span><text:span text:style-name="T13">ILocation</text:span></text:p>
      <text:p text:style-name="P10">{</text:p>
      <text:p text:style-name="P16"><text:span text:style-name="T8"><text:s text:c="4"/></text:span><text:span text:style-name="T5">readonly</text:span><text:span text:style-name="T8"> </text:span><text:span text:style-name="T13">IUnitedNationsLocationCode</text:span><text:span text:style-name="T8"> underlying_united_nations_location_code;</text:span></text:p>
      <text:p text:style-name="P16"><text:span text:style-name="T8"><text:s text:c="4"/></text:span><text:span text:style-name="T6">readonly</text:span><text:span text:style-name="T9"> </text:span><text:span text:style-name="T14">ILocationName</text:span><text:span text:style-name="T9"> underlying_location_name;</text:span></text:p>
      <text:p text:style-name="P10"/>
      <text:p text:style-name="P16"><text:span text:style-name="T8"><text:s text:c="4"/></text:span><text:span text:style-name="T5">internal</text:span><text:span text:style-name="T8"> Location(</text:span><text:span text:style-name="T13">IUnitedNationsLocationCode</text:span><text:span text:style-name="T8"> the_united_nations_location_code, </text:span></text:p>
      <text:p text:style-name="P16"><text:span text:style-name="T8"><text:s text:c="22"/></text:span><text:span text:style-name="T13">ILocationName</text:span><text:span text:style-name="T8"> the_injected_location_name)</text:span></text:p>
      <text:p text:style-name="P10"><text:s text:c="4"/>{</text:p>
      <text:p text:style-name="P10"><text:s text:c="8"/>underlying_united_nations_location_code = the_united_nations_location_code;</text:p>
      <text:p text:style-name="P10"><text:s text:c="8"/>underlying_location_name = the_injected_location_name;</text:p>
      <text:p text:style-name="P10"><text:s text:c="4"/>}</text:p>
      <text:p text:style-name="P10"><text:s text:c="4"/></text:p>
      <text:p text:style-name="P10"><text:s text:c="4"/>(....)</text:p>
      <text:p text:style-name="P10">}</text:p>
      <text:p text:style-name="P2"/>
      <text:p text:style-name="P2"/>
      <text:p text:style-name="P2">Pero aqui nos se acaban las consecuencias, ya que en el metodo actual_location_name() tambien tenemos problemas. Como anteriormente underlying_location_name era un string, devolviamos directamente underlying_location_name. Pero ahora no es un string, sino que es un IlocationName. Por lo tanto la manera mas sencilla de resolver esto es crear en la interface que representa al DDD_Value_Object IlocationName un metodo llamado name() que devuleva ese string que necesitamos (de nuevo mas DISEÑO):</text:p>
      <text:p text:style-name="P2"/>
      <text:p text:style-name="P7"><text:span text:style-name="T5">public</text:span><text:span text:style-name="T8"> </text:span><text:span text:style-name="T5">interface</text:span><text:span text:style-name="T8"> </text:span><text:span text:style-name="T13">ILocationName</text:span><text:span text:style-name="T8"> : </text:span><text:span text:style-name="T13">IValueObject</text:span><text:span text:style-name="T8">&lt;</text:span><text:span text:style-name="T13">ILocationName</text:span><text:span text:style-name="T8">&gt;</text:span></text:p>
      <text:p text:style-name="P10">{</text:p>
      <text:p text:style-name="P16"><text:span text:style-name="T8"><text:s text:c="4"/></text:span><text:span text:style-name="T5">int</text:span><text:span text:style-name="T8"> GetHashCode();</text:span></text:p>
      <text:p text:style-name="P16"><text:span text:style-name="T8"><text:s text:c="4"/></text:span><text:span text:style-name="T6">string</text:span><text:span text:style-name="T9"> name();</text:span></text:p>
      <text:p text:style-name="P10">}</text:p>
      <text:p text:style-name="P2"/>
      <text:p text:style-name="P2">Por lo que ahora simplemente devolvemos ese string resultado de la invocacion del metodo name() en el DDD_Value_Object IlocationName:</text:p>
      <text:p text:style-name="P2"/>
      <text:p text:style-name="P7"><text:span text:style-name="T5">public</text:span><text:span text:style-name="T8"> </text:span><text:span text:style-name="T5">class</text:span><text:span text:style-name="T8"> </text:span><text:span text:style-name="T16">Location</text:span><text:span text:style-name="T8"> : </text:span><text:span text:style-name="T13">ILocation</text:span></text:p>
      <text:p text:style-name="P10">{</text:p>
      <text:p text:style-name="P16"><text:span text:style-name="T8"><text:s text:c="4"/></text:span><text:span text:style-name="T5">readonly</text:span><text:span text:style-name="T8"> </text:span><text:span text:style-name="T13">IUnitedNationsLocationCode</text:span><text:span text:style-name="T8"> underlying_united_nations_location_code;</text:span></text:p>
      <text:p text:style-name="P16"><text:span text:style-name="T8"><text:s text:c="4"/></text:span><text:span text:style-name="T5">readonly</text:span><text:span text:style-name="T8"> </text:span><text:span text:style-name="T13">ILocationName</text:span><text:span text:style-name="T8"> underlying_location_name;</text:span></text:p>
      <text:p text:style-name="P10"/>
      <text:p text:style-name="P16"><text:soft-page-break/><text:span text:style-name="T8"><text:s text:c="4"/></text:span><text:span text:style-name="T5">internal</text:span><text:span text:style-name="T8"> Location(</text:span><text:span text:style-name="T13">IUnitedNationsLocationCode</text:span><text:span text:style-name="T8"> the_united_nations_location_code, </text:span></text:p>
      <text:p text:style-name="P16"><text:span text:style-name="T8"><text:s text:c="22"/></text:span><text:span text:style-name="T13">ILocationName</text:span><text:span text:style-name="T8"> the_injected_location_name)</text:span></text:p>
      <text:p text:style-name="P10"><text:s text:c="4"/>{</text:p>
      <text:p text:style-name="P10"><text:s text:c="8"/>underlying_united_nations_location_code = the_united_nations_location_code;</text:p>
      <text:p text:style-name="P10"><text:s text:c="8"/>underlying_location_name = the_injected_location_name;</text:p>
      <text:p text:style-name="P10"><text:s text:c="4"/>}</text:p>
      <text:p text:style-name="P10"/>
      <text:p text:style-name="P16"><text:span text:style-name="T8"><text:s text:c="4"/></text:span><text:span text:style-name="T5">public</text:span><text:span text:style-name="T8"> </text:span><text:span text:style-name="T5">string</text:span><text:span text:style-name="T8"> actual_location_name()</text:span></text:p>
      <text:p text:style-name="P10"><text:s text:c="4"/>{</text:p>
      <text:p text:style-name="P16"><text:span text:style-name="T8"><text:s text:c="8"/></text:span><text:span text:style-name="T6">return</text:span><text:span text:style-name="T9"> underlying_location_name.name();</text:span></text:p>
      <text:p text:style-name="P10"><text:s text:c="4"/>}</text:p>
      <text:p text:style-name="P10"/>
      <text:p text:style-name="P10"><text:s text:c="4"/>(....)</text:p>
      <text:p text:style-name="P10"/>
      <text:p text:style-name="P10">}</text:p>
      <text:p text:style-name="P2"/>
      <text:p text:style-name="P2">Esto lanza una ultima pregunta y es que la BDD_Spec que se ocupaba de definir el comportamiento de "actual_location_name()" ya no sirve, puesto que lo que afirma no es cierto:</text:p>
      <text:p text:style-name="P2"/>
      <text:p text:style-name="P4">When returning the actual location name</text:p>
      <text:p text:style-name="P5">» It should return the underlying location name.</text:p>
      <text:p text:style-name="P2"/>
      <text:p text:style-name="P2">Era cierto antes, pero ahora deberiamos considerar algo asi como:</text:p>
      <text:p text:style-name="P2"/>
      <text:p text:style-name="P4">When returning the actual location name</text:p>
      <text:p text:style-name="P5">» It should leverage the underlying location name representation.</text:p>
      <text:p text:style-name="P2"/>
      <text:p text:style-name="P2">La diferencia existente entre ambas BDD_Specs al traducirlas a codigo, deberia ayudar a apuntalar lo expuesto:</text:p>
      <text:p text:style-name="P2"/>
      <text:p text:style-name="P30">ANTES:</text:p>
      <text:p text:style-name="P10"/>
      <text:p text:style-name="P16"><text:span text:style-name="T13">It</text:span><text:span text:style-name="T8"> should_return_the_underlying_location_name = () =&gt; </text:span></text:p>
      <text:p text:style-name="P16"><text:span text:style-name="T8"><text:s text:c="3"/>result.ShouldEqual(</text:span><text:span text:style-name="T13">"boo"</text:span><text:span text:style-name="T8">);</text:span></text:p>
      <text:p text:style-name="P10"/>
      <text:p text:style-name="P19">DESPUES:</text:p>
      <text:p text:style-name="P19"/>
      <text:p text:style-name="P7"><text:span text:style-name="T13">It</text:span><text:span text:style-name="T8"> should_leverage_underlying_location_name_representation = () =&gt; </text:span></text:p>
      <text:p text:style-name="P9"><text:s text:c="3"/>the_injected_location_name.received(x=&gt;x.name());</text:p>
      <text:p text:style-name="P2"/>
      <text:p text:style-name="P2">De esta forma, delegamos la responsabilidad a donde corresponde.</text:p>
      <text:p text:style-name="P2"/>
      <text:p text:style-name="P2">Con esto finalizamos los cambios necesarios.</text:p>
      <text:p text:style-name="P2"/>
      <text:p text:style-name="P2">Para evaluar la magnitud de la hectombe que hemos provocado, debemos ejecutar la suite de BDD_Specs. Sin embargo, ni siquiera podemos ejecutarla porque el codigo no compila. Hemos roto el codigo en mas de 5 puntos distintos.</text:p>
      <text:p text:style-name="P2"/>
      <text:p text:style-name="P2">Procedemos, con paciencia, a evaluar cada uno de los errores y observamos que todos ellos se producen en BDD_Specs que dependian directamente de que IlocationName, antes era un string.</text:p>
      <text:p text:style-name="P2"/>
      <text:p text:style-name="P2">Uno de los ejemplos que se repiten es que:</text:p>
      <text:p text:style-name="P2"/>
      <text:p text:style-name="P19">ANTES:</text:p>
      <text:p text:style-name="P9"/>
      <text:p text:style-name="P7"><text:span text:style-name="T5">static</text:span><text:span text:style-name="T8"> </text:span><text:span text:style-name="T5">string</text:span><text:span text:style-name="T8"> the_injected_location_name;</text:span></text:p>
      <text:p text:style-name="P7"><text:span text:style-name="T8">the_injected_location_name = </text:span><text:span text:style-name="T13">"Test Location Name"</text:span><text:span text:style-name="T8">;</text:span></text:p>
      <text:p text:style-name="P9"/>
      <text:p text:style-name="P19">DESPUES:</text:p>
      <text:p text:style-name="P9"/>
      <text:p text:style-name="P7"><text:soft-page-break/><text:span text:style-name="T5">static</text:span><text:span text:style-name="T8"> </text:span><text:span text:style-name="T13">ILocationName</text:span><text:span text:style-name="T8"> the_injected_location_name;</text:span></text:p>
      <text:p text:style-name="P7"><text:span text:style-name="T8">the_injected_location_name = an&lt;</text:span><text:span text:style-name="T13">ILocationName</text:span><text:span text:style-name="T8">&gt;();</text:span></text:p>
      <text:p text:style-name="P2"/>
      <text:p text:style-name="P2">Cuando ya hemos resuelto los problemas de compilacion, ejecutamos la suite de BDD_Specs y comprobamos que hay varias aserciones que ya no se cumplen. Revisamos cada uno de los errores y los corregimos. Todos ellos apuntaban a la DDD_Factory IlocationFactory. Finalmente obtenemos:</text:p>
      <text:p text:style-name="P2"/>
      <text:p text:style-name="P4">294 passed, 0 failed, 0 skipped, took 3,31 seconds (Machine.Specifications 0.3.0).</text:p>
      <text:p text:style-name="P2"/>
      <text:p text:style-name="P2">Como ya advertimos con anterioridad, lo importante de todo esto no es tanto entender todos y cada uno de los paso y sus implicaciones, sino mas bien saber que al hacer un cambio como hemos hecho nosotros, antes de ponernos con nada mas, debemos arreglar todo lo que hemos roto.</text:p>
      <text:p text:style-name="P2"/>
      <text:p text:style-name="P2">Ahora si que por fin estamos listos para ponernos con la Solucion 2.</text:p>
      <text:p text:style-name="P2"/>
      <text:p text:style-name="P3"><text:span text:style-name="T1">DDD_Aggregate_Root Location – HashCode – Retomando y resolviendo la Solucion 2</text:span>:</text:p>
      <text:p text:style-name="P2"/>
      <text:p text:style-name="P2">Si ejecutamos directamente, la BDD_Spec obtenemos que:</text:p>
      <text:p text:style-name="P2"/>
      <text:p text:style-name="P4">------ Test started: Assembly: dddsample.specs.dll ------</text:p>
      <text:p text:style-name="P5"/>
      <text:p text:style-name="P5">when calculating the location hash code v2</text:p>
      <text:p text:style-name="P5">» should leverage the underlying united nations location code hash code</text:p>
      <text:p text:style-name="P5">» should leverage the underlying location name hash code</text:p>
      <text:p text:style-name="P5">» should return the hash code (FAIL)</text:p>
      <text:p text:style-name="P5"/>
      <text:p text:style-name="P5"/>
      <text:p text:style-name="P5">Test 'should return the hash code' failed:</text:p>
      <text:p text:style-name="P5"><text:tab/>Machine.Specifications.SpecificationException: Should equal [0] but is [13378]</text:p>
      <text:p text:style-name="P5"><text:tab/>at Machine.Specifications.ShouldExtensionMethods.ShouldEqual[T](T actual, T expected)</text:p>
      <text:p text:style-name="P5"><text:tab/>domain\model\location.aggregate\LocationSpecs.cs(161,0): at dddsample.specs.domain.model.location.aggregate.when_calculating_the_location_hash_code_v2.&lt;.ctor&gt;b__8()</text:p>
      <text:p text:style-name="P5"><text:tab/>at Machine.Specifications.Model.Specification.InvokeSpecificationField()</text:p>
      <text:p text:style-name="P5"><text:tab/>at Machine.Specifications.Model.Specification.Verify()</text:p>
      <text:p text:style-name="P5"/>
      <text:p text:style-name="P5">2 passed, 1 failed, 0 skipped, took 0,81 seconds (Machine.Specifications 0.3.0).</text:p>
      <text:p text:style-name="P2"/>
      <text:p text:style-name="P2">Es decir, tan solo necesitamos cambiar ese "new int()" por el 13378 que es el resultado real para que se cumpla:</text:p>
      <text:p text:style-name="P2"/>
      <text:p text:style-name="P7"><text:span text:style-name="T13">ANTES:</text:span></text:p>
      <text:p text:style-name="P7"><text:span text:style-name="T13"/></text:p>
      <text:p text:style-name="P7"><text:span text:style-name="T13">It</text:span><text:span text:style-name="T8"> should_return_the_hash_code = () =&gt; result.ShouldEqual(</text:span><text:span text:style-name="T5">new</text:span><text:span text:style-name="T8"> </text:span><text:span text:style-name="T5">int</text:span><text:span text:style-name="T8">());</text:span></text:p>
      <text:p text:style-name="P33"/>
      <text:p text:style-name="P35"><text:span text:style-name="T13">DESPUES:</text:span></text:p>
      <text:p text:style-name="P35"><text:span text:style-name="T8"/></text:p>
      <text:p text:style-name="P35"><text:span text:style-name="T13">It</text:span><text:span text:style-name="T8"> should_return_the_hash_code = () =&gt; result.ShouldEqual(</text:span><text:span text:style-name="T13">13378</text:span><text:span text:style-name="T8">);</text:span></text:p>
      <text:p text:style-name="P2"/>
      <text:p text:style-name="P2">Y aqui nuestra BDD_Spec en funcionamiento:</text:p>
      <text:p text:style-name="P2"/>
      <text:p text:style-name="P4">------ Test started: Assembly: dddsample.specs.dll ------</text:p>
      <text:p text:style-name="P5"/>
      <text:p text:style-name="P5">when calculating the location hash code v2</text:p>
      <text:p text:style-name="P5">» should leverage the underlying united nations location code hash code</text:p>
      <text:p text:style-name="P5">» should leverage the underlying location name hash code</text:p>
      <text:p text:style-name="P5">» should return the hash code</text:p>
      <text:p text:style-name="P5"/>
      <text:p text:style-name="P5"/>
      <text:p text:style-name="P5">3 passed, 0 failed, 0 skipped, took 0,77 seconds (Machine.Specifications 0.3.0).</text:p>
      <text:p text:style-name="P2"><text:soft-page-break/></text:p>
      <text:p text:style-name="P2">Voila. Ya lo tenemos. Nuestra Solucion 2 ya funciona.</text:p>
      <text:p text:style-name="P2"/>
      <text:p text:style-name="P3"><text:span text:style-name="T1">DDD_Aggregate_Root Location – HashCode - Solucion 1 vs Solucion 2</text:span>:</text:p>
      <text:p text:style-name="P2"/>
      <text:p text:style-name="P2">Hay un tema que hemos estado evitando, para no enredar todavia mas la discusion y es el siguiente. La Solucion 1 viola el espiritu del BDD, pero cumple con lo pactado a traves de las BDD_Specs (que se supone salen de una analisis de requisitos). La Solucion 2 es un claro ejemplo del espiritu del BDD, pero se carga el diseño original al añadir un nuevo DDD_Value_Object.</text:p>
      <text:p text:style-name="P2"/>
      <text:p text:style-name="P2">Las implicaciones de esto son mucho mas importantes de lo que paree a simple vista, ya que implican al nucleo mismo del DDD. Se supone que las BDD_Specs estan supeditadas a lo que necesita el cliente y por tanto serian un fiel reflejo de nuestro diseño DDD. A su vez el diseño DDD se apoya en un concepto basico como es el DDD_Ubiquitous_Language. Este DDD_Ubiquitous_Language es el que se pone en cuestion con la Solucion 2 al crear el nuevo DDD_Value_Object IlocationName por nuestra cuenta y riesgo. Esto es completamente inaceptable. No podemos tomar una decision de este calibre sin consultar con el equipo y probablemente con el cliente, ya que el termino "Location Name" deve ser incorporado al DDD_Ubiquitous_Language y por lo tanto tanto el equipo como el cliente (representados por los expertos en el Dominio) deben estar de acuerdo.</text:p>
      <text:p text:style-name="P2"/>
      <text:p text:style-name="P2">Con todo esto queremos resaltar que mas alla de que la Solucion 2 sea mas correcta que la Solucion 1 desde un punto de vista estrictamente "BDDdiano", el decidirnos por alguna de las dos, vendra motivado por una reunion extra entre el equipo y el cliente en la que puedan aclarar el DDD_Ubiquitous_Language.</text:p>
      <text:p text:style-name="P2"/>
      <text:p text:style-name="P2">Probablemente, a raiz de esa reunion, se planteen otras preguntas, en caso de que optemos por la Solucion 2 y ampliemos nuestro DDD_Ubiquitous_Language como:</text:p>
      <text:p text:style-name="P2"/>
      <text:p text:style-name="P2">¿Debemos seguir devolviendo el string en actual_location_name() o por el contrario deberiamos devolver un IlocationName?</text:p>
      <text:p text:style-name="P2"/>
      <text:p text:style-name="P2">Recordemos que en estos momentos nuestro codigo es el siguiente:</text:p>
      <text:p text:style-name="P2"/>
      <text:p text:style-name="P16"><text:span text:style-name="T5">public</text:span><text:span text:style-name="T8"> </text:span><text:span text:style-name="T5">string</text:span><text:span text:style-name="T8"> actual_location_name()</text:span></text:p>
      <text:p text:style-name="P10">{</text:p>
      <text:p text:style-name="P16"><text:span text:style-name="T8"><text:s text:c="4"/></text:span><text:span text:style-name="T6">return</text:span><text:span text:style-name="T9"> underlying_location_name.name();</text:span></text:p>
      <text:p text:style-name="P10">}</text:p>
      <text:p text:style-name="P2"/>
      <text:p text:style-name="P2">Y estamos planteandonos si no deberiamos hacer lo siguiente:</text:p>
      <text:p text:style-name="P2"/>
      <text:p text:style-name="P16"><text:span text:style-name="T5">public</text:span><text:span text:style-name="T8"> </text:span><text:span text:style-name="T13">ILocationName</text:span><text:span text:style-name="T8"> actual_location_name()</text:span></text:p>
      <text:p text:style-name="P10">{</text:p>
      <text:p text:style-name="P16"><text:span text:style-name="T8"><text:s text:c="4"/></text:span><text:span text:style-name="T6">return</text:span><text:span text:style-name="T9"> underlying_location_name;</text:span></text:p>
      <text:p text:style-name="P10">}</text:p>
      <text:p text:style-name="P2"/>
      <text:p text:style-name="P2"/>
      <text:p text:style-name="P2">NOTA: en realidad esta ultima pregunta deberia plantearse desde el punto de las BDD_Specs, de la siguiente forma:</text:p>
      <text:p text:style-name="P2"/>
      <text:p text:style-name="P4">AHORA:</text:p>
      <text:p text:style-name="P4"/>
      <text:p text:style-name="P4">When returning the actual location name</text:p>
      <text:p text:style-name="P5">» It should leverage the underlying location name representation.</text:p>
      <text:p text:style-name="P5"/>
      <text:p text:style-name="P5">POSIBILIDAD QUE SE HABRE TRAS LA PREGUNTA:</text:p>
      <text:p text:style-name="P5"/>
      <text:p text:style-name="P5">When returning the actual location name</text:p>
      <text:p text:style-name="P5">» It should return the underlying location name.</text:p>
      <text:p text:style-name="P2"/>
      <text:p text:style-name="P2">FIN NOTA.</text:p>
      <text:p text:style-name="P2"><text:soft-page-break/></text:p>
      <text:p text:style-name="P2">Prueb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fo:font-size="10pt" style:font-name-asian="OpenSymbol" style:font-size-asian="10pt" style:font-name-complex="OpenSymbol"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6H05M07S</meta:editing-duration>
    <meta:editing-cycles>10</meta:editing-cycles>
    <meta:generator>OpenOffice.org/3.2$Win32 OpenOffice.org_project/320m18$Build-9502</meta:generator>
    <dc:date>2010-07-07T11:39:18.69</dc:date>
    <meta:document-statistic meta:table-count="0" meta:image-count="0" meta:object-count="0" meta:page-count="20" meta:paragraph-count="646" meta:word-count="5581" meta:character-count="43984"/>
    <meta:user-defined meta:name="Info 1"/>
    <meta:user-defined meta:name="Info 2"/>
    <meta:user-defined meta:name="Info 3"/>
    <meta:user-defined meta:name="Info 4"/>
  </office:meta>
</office:document-meta>
</file>